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3.7012in" svg:height="3.5429in" svg:x="5.1303in" svg:y="3.7713in">
            <draw:object draw:notify-on-update-of-ranges="Sheet1.B1:Sheet1.B12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3.4768in" svg:height="3.5406in" svg:x="5.1902in" svg:y="0.1335in">
            <draw:object draw:notify-on-update-of-ranges="Sheet1.D1:Sheet1.D10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style-name="ce1" office:value-type="float" office:value="0.249554000474671" calcext:value-type="float">
            <text:p>2.50E-01</text:p>
          </table:table-cell>
          <table:table-cell/>
          <table:table-cell office:value-type="float" office:value="0.091239205990877" calcext:value-type="float">
            <text:p>0.091239205990877</text:p>
          </table:table-cell>
          <table:table-cell/>
        </table:table-row>
        <table:table-row table:style-name="ro1">
          <table:table-cell/>
          <table:table-cell table:style-name="ce1" office:value-type="float" office:value="0.488569811094386" calcext:value-type="float">
            <text:p>4.89E-01</text:p>
          </table:table-cell>
          <table:table-cell/>
          <table:table-cell office:value-type="float" office:value="0.0509757177193892" calcext:value-type="float">
            <text:p>0.050975717719389</text:p>
          </table:table-cell>
          <table:table-cell/>
        </table:table-row>
        <table:table-row table:style-name="ro1">
          <table:table-cell/>
          <table:table-cell table:style-name="ce1" office:value-type="float" office:value="0.707015366971491" calcext:value-type="float">
            <text:p>7.07E-01</text:p>
          </table:table-cell>
          <table:table-cell/>
          <table:table-cell office:value-type="float" office:value="0.0964124434504278" calcext:value-type="float">
            <text:p>0.096412443450428</text:p>
          </table:table-cell>
          <table:table-cell/>
        </table:table-row>
        <table:table-row table:style-name="ro1">
          <table:table-cell/>
          <table:table-cell table:style-name="ce1" office:value-type="float" office:value="0.895846476340093" calcext:value-type="float">
            <text:p>8.96E-01</text:p>
          </table:table-cell>
          <table:table-cell/>
          <table:table-cell table:style-name="ce1" office:value-type="float" office:value="0.0793192460361185" calcext:value-type="float">
            <text:p>7.93E-02</text:p>
          </table:table-cell>
          <table:table-cell/>
        </table:table-row>
        <table:table-row table:style-name="ro1">
          <table:table-cell/>
          <table:table-cell table:style-name="ce1" office:value-type="float" office:value="1.0474409892286" calcext:value-type="float">
            <text:p>1.05E+00</text:p>
          </table:table-cell>
          <table:table-cell/>
          <table:table-cell office:value-type="float" office:value="0.0254408126475963" calcext:value-type="float">
            <text:p>0.025440812647596</text:p>
          </table:table-cell>
          <table:table-cell table:style-name="ce1"/>
        </table:table-row>
        <table:table-row table:style-name="ro1">
          <table:table-cell/>
          <table:table-cell table:style-name="ce1" office:value-type="float" office:value="1.15596447571436" calcext:value-type="float">
            <text:p>1.16E+00</text:p>
          </table:table-cell>
          <table:table-cell/>
          <table:table-cell office:value-type="float" office:value="0.0138787420061139" calcext:value-type="float">
            <text:p>0.013878742006114</text:p>
          </table:table-cell>
          <table:table-cell/>
        </table:table-row>
        <table:table-row table:style-name="ro1">
          <table:table-cell/>
          <table:table-cell table:style-name="ce1" office:value-type="float" office:value="1.21764980176227" calcext:value-type="float">
            <text:p>1.22E+00</text:p>
          </table:table-cell>
          <table:table-cell/>
          <table:table-cell office:value-type="float" office:value="0.00905500989314733" calcext:value-type="float">
            <text:p>0.009055009893147</text:p>
          </table:table-cell>
          <table:table-cell/>
        </table:table-row>
        <table:table-row table:style-name="ro1">
          <table:table-cell/>
          <table:table-cell table:style-name="ce1" office:value-type="float" office:value="1.23097713789354" calcext:value-type="float">
            <text:p>1.23E+00</text:p>
          </table:table-cell>
          <table:table-cell/>
          <table:table-cell office:value-type="float" office:value="0.0086504456671896" calcext:value-type="float">
            <text:p>0.00865044566719</text:p>
          </table:table-cell>
          <table:table-cell/>
        </table:table-row>
        <table:table-row table:style-name="ro1">
          <table:table-cell/>
          <table:table-cell table:style-name="ce1" office:value-type="float" office:value="1.19674573172321" calcext:value-type="float">
            <text:p>1.20E+00</text:p>
          </table:table-cell>
          <table:table-cell/>
          <table:table-cell office:value-type="float" office:value="0.00419323587307992" calcext:value-type="float">
            <text:p>0.00419323587308</text:p>
          </table:table-cell>
          <table:table-cell/>
        </table:table-row>
        <table:table-row table:style-name="ro1">
          <table:table-cell/>
          <table:table-cell table:style-name="ce1" office:value-type="float" office:value="1.1180339887499" calcext:value-type="float">
            <text:p>1.12E+00</text:p>
          </table:table-cell>
          <table:table-cell table:style-name="ce1"/>
          <table:table-cell office:value-type="float" office:value="0.00676196424692258" calcext:value-type="float">
            <text:p>0.006761964246923</text:p>
          </table:table-cell>
          <table:table-cell table:style-name="ce1"/>
        </table:table-row>
        <table:table-row table:style-name="ro1">
          <table:table-cell/>
          <table:table-cell table:style-name="ce1" office:value-type="float" office:value="1.00004978556894" calcext:value-type="float">
            <text:p>1.00E+00</text:p>
          </table:table-cell>
          <table:table-cell/>
          <table:table-cell office:value-type="float" office:value="0.00199354853805037" calcext:value-type="float">
            <text:p>0.00199354853805</text:p>
          </table:table-cell>
          <table:table-cell/>
        </table:table-row>
        <table:table-row table:style-name="ro1">
          <table:table-cell/>
          <table:table-cell table:style-name="ce1" office:value-type="float" office:value="0.849878226786393" calcext:value-type="float">
            <text:p>8.50E-01</text:p>
          </table:table-cell>
          <table:table-cell/>
          <table:table-cell office:value-type="float" office:value="0.00545453806299175" calcext:value-type="float">
            <text:p>0.005454538062992</text:p>
          </table:table-cell>
          <table:table-cell/>
        </table:table-row>
        <table:table-row table:style-name="ro1">
          <table:table-cell/>
          <table:table-cell table:style-name="ce1" office:value-type="float" office:value="0.67613899667401" calcext:value-type="float">
            <text:p>6.76E-01</text:p>
          </table:table-cell>
          <table:table-cell/>
          <table:table-cell office:value-type="float" office:value="0.00161811390235667" calcext:value-type="float">
            <text:p>0.001618113902357</text:p>
          </table:table-cell>
          <table:table-cell/>
        </table:table-row>
        <table:table-row table:style-name="ro1">
          <table:table-cell/>
          <table:table-cell table:style-name="ce1" office:value-type="float" office:value="0.488569811094386" calcext:value-type="float">
            <text:p>4.89E-01</text:p>
          </table:table-cell>
          <table:table-cell/>
          <table:table-cell table:style-name="ce1" office:value-type="float" office:value="0.00430316135693523" calcext:value-type="float">
            <text:p>4.30E-03</text:p>
          </table:table-cell>
          <table:table-cell/>
        </table:table-row>
        <table:table-row table:style-name="ro1">
          <table:table-cell/>
          <table:table-cell table:style-name="ce1" office:value-type="float" office:value="0.297556034699316" calcext:value-type="float">
            <text:p>2.98E-01</text:p>
          </table:table-cell>
          <table:table-cell/>
          <table:table-cell office:value-type="float" office:value="0.00211482183334553" calcext:value-type="float">
            <text:p>0.002114821833346</text:p>
          </table:table-cell>
          <table:table-cell table:style-name="ce1"/>
        </table:table-row>
        <table:table-row table:style-name="ro1">
          <table:table-cell/>
          <table:table-cell table:style-name="ce1" office:value-type="float" office:value="0.113629121417038" calcext:value-type="float">
            <text:p>1.14E-01</text:p>
          </table:table-cell>
          <table:table-cell/>
          <table:table-cell office:value-type="float" office:value="0.00324861834136666" calcext:value-type="float">
            <text:p>0.003248618341367</text:p>
          </table:table-cell>
          <table:table-cell/>
        </table:table-row>
        <table:table-row table:style-name="ro1">
          <table:table-cell/>
          <table:table-cell table:style-name="ce1" office:value-type="float" office:value="-0.0530419621017593" calcext:value-type="float">
            <text:p>-5.30E-02</text:p>
          </table:table-cell>
          <table:table-cell/>
          <table:table-cell office:value-type="float" office:value="0.00253343952643068" calcext:value-type="float">
            <text:p>0.002533439526431</text:p>
          </table:table-cell>
          <table:table-cell/>
        </table:table-row>
        <table:table-row table:style-name="ro1">
          <table:table-cell/>
          <table:table-cell table:style-name="ce1" office:value-type="float" office:value="-0.193141832442415" calcext:value-type="float">
            <text:p>-1.93E-01</text:p>
          </table:table-cell>
          <table:table-cell/>
          <table:table-cell office:value-type="float" office:value="0.00232892231207389" calcext:value-type="float">
            <text:p>0.002328922312074</text:p>
          </table:table-cell>
          <table:table-cell/>
        </table:table-row>
        <table:table-row table:style-name="ro1">
          <table:table-cell/>
          <table:table-cell table:style-name="ce1" office:value-type="float" office:value="-0.298658649151813" calcext:value-type="float">
            <text:p>-2.99E-01</text:p>
          </table:table-cell>
          <table:table-cell/>
          <table:table-cell office:value-type="float" office:value="0.00271001263375644" calcext:value-type="float">
            <text:p>0.002710012633756</text:p>
          </table:table-cell>
          <table:table-cell/>
        </table:table-row>
        <table:table-row table:style-name="ro1">
          <table:table-cell/>
          <table:table-cell table:style-name="ce1" office:value-type="float" office:value="-0.36327126400268" calcext:value-type="float">
            <text:p>-3.63E-01</text:p>
          </table:table-cell>
          <table:table-cell table:style-name="ce1"/>
          <table:table-cell office:value-type="float" office:value="0.00164196618637402" calcext:value-type="float">
            <text:p>0.001641966186374</text:p>
          </table:table-cell>
          <table:table-cell table:style-name="ce1"/>
        </table:table-row>
        <table:table-row table:style-name="ro1">
          <table:table-cell/>
          <table:table-cell table:style-name="ce1" office:value-type="float" office:value="-0.382654910950103" calcext:value-type="float">
            <text:p>-3.83E-01</text:p>
          </table:table-cell>
          <table:table-cell/>
          <table:table-cell office:value-type="float" office:value="0.00265946405913072" calcext:value-type="float">
            <text:p>0.002659464059131</text:p>
          </table:table-cell>
          <table:table-cell/>
        </table:table-row>
        <table:table-row table:style-name="ro1">
          <table:table-cell/>
          <table:table-cell table:style-name="ce1" office:value-type="float" office:value="-0.354690711565788" calcext:value-type="float">
            <text:p>-3.55E-01</text:p>
          </table:table-cell>
          <table:table-cell/>
          <table:table-cell office:value-type="float" office:value="0.00133374059386268" calcext:value-type="float">
            <text:p>0.001333740593863</text:p>
          </table:table-cell>
          <table:table-cell/>
        </table:table-row>
        <table:table-row table:style-name="ro1">
          <table:table-cell/>
          <table:table-cell table:style-name="ce1" office:value-type="float" office:value="-0.279568903630573" calcext:value-type="float">
            <text:p>-2.80E-01</text:p>
          </table:table-cell>
          <table:table-cell/>
          <table:table-cell office:value-type="float" office:value="0.00242970002312106" calcext:value-type="float">
            <text:p>0.002429700023121</text:p>
          </table:table-cell>
          <table:table-cell/>
        </table:table-row>
        <table:table-row table:style-name="ro1">
          <table:table-cell/>
          <table:table-cell table:style-name="ce1" office:value-type="float" office:value="-0.159780819573326" calcext:value-type="float">
            <text:p>-1.60E-01</text:p>
          </table:table-cell>
          <table:table-cell/>
          <table:table-cell table:style-name="ce1" office:value-type="float" office:value="0.00140847973783114" calcext:value-type="float">
            <text:p>1.41E-03</text:p>
          </table:table-cell>
          <table:table-cell/>
        </table:table-row>
        <table:table-row table:style-name="ro1">
          <table:table-cell/>
          <table:table-cell table:style-name="ce1" office:value-type="float" office:value="-1.11022302462516E-016" calcext:value-type="float">
            <text:p>-1.11E-16</text:p>
          </table:table-cell>
          <table:table-cell/>
          <table:table-cell office:value-type="float" office:value="0.00208086826903272" calcext:value-type="float">
            <text:p>0.002080868269033</text:p>
          </table:table-cell>
          <table:table-cell table:style-name="ce1"/>
        </table:table-row>
        <table:table-row table:style-name="ro1">
          <table:table-cell/>
          <table:table-cell table:style-name="ce1" office:value-type="float" office:value="0.193141832442414" calcext:value-type="float">
            <text:p>1.93E-01</text:p>
          </table:table-cell>
          <table:table-cell/>
          <table:table-cell office:value-type="float" office:value="0.00162718925375904" calcext:value-type="float">
            <text:p>0.001627189253759</text:p>
          </table:table-cell>
          <table:table-cell/>
        </table:table-row>
        <table:table-row table:style-name="ro1">
          <table:table-cell/>
          <table:table-cell table:style-name="ce1" office:value-type="float" office:value="0.411373149385167" calcext:value-type="float">
            <text:p>4.11E-01</text:p>
          </table:table-cell>
          <table:table-cell/>
          <table:table-cell office:value-type="float" office:value="0.00168504263412679" calcext:value-type="float">
            <text:p>0.001685042634127</text:p>
          </table:table-cell>
          <table:table-cell/>
        </table:table-row>
        <table:table-row table:style-name="ro1">
          <table:table-cell/>
          <table:table-cell table:style-name="ce1" office:value-type="float" office:value="0.645180009211485" calcext:value-type="float">
            <text:p>6.45E-01</text:p>
          </table:table-cell>
          <table:table-cell/>
          <table:table-cell office:value-type="float" office:value="0.00180231163538093" calcext:value-type="float">
            <text:p>0.001802311635381</text:p>
          </table:table-cell>
          <table:table-cell/>
        </table:table-row>
        <table:table-row table:style-name="ro1">
          <table:table-cell/>
          <table:table-cell table:style-name="ce1" office:value-type="float" office:value="0.884263325694206" calcext:value-type="float">
            <text:p>8.84E-01</text:p>
          </table:table-cell>
          <table:table-cell/>
          <table:table-cell office:value-type="float" office:value="0.00133360336617655" calcext:value-type="float">
            <text:p>0.001333603366177</text:p>
          </table:table-cell>
          <table:table-cell/>
        </table:table-row>
        <table:table-row table:style-name="ro1">
          <table:table-cell/>
          <table:table-cell table:style-name="ce1" office:value-type="float" office:value="1.11803398874989" calcext:value-type="float">
            <text:p>1.12E+00</text:p>
          </table:table-cell>
          <table:table-cell table:style-name="ce1"/>
          <table:table-cell office:value-type="float" office:value="0.00186459529601125" calcext:value-type="float">
            <text:p>0.001864595296011</text:p>
          </table:table-cell>
          <table:table-cell table:style-name="ce1"/>
        </table:table-row>
        <table:table-row table:style-name="ro1">
          <table:table-cell/>
          <table:table-cell table:style-name="ce1" office:value-type="float" office:value="1.33612199002493" calcext:value-type="float">
            <text:p>1.34E+00</text:p>
          </table:table-cell>
          <table:table-cell/>
          <table:table-cell office:value-type="float" office:value="0.00113653608728633" calcext:value-type="float">
            <text:p>0.001136536087286</text:p>
          </table:table-cell>
          <table:table-cell/>
        </table:table-row>
        <table:table-row table:style-name="ro1">
          <table:table-cell/>
          <table:table-cell table:style-name="ce1" office:value-type="float" office:value="1.5288750314307" calcext:value-type="float">
            <text:p>1.53E+00</text:p>
          </table:table-cell>
          <table:table-cell/>
          <table:table-cell office:value-type="float" office:value="0.00180343211578342" calcext:value-type="float">
            <text:p>0.001803432115783</text:p>
          </table:table-cell>
          <table:table-cell/>
        </table:table-row>
        <table:table-row table:style-name="ro1">
          <table:table-cell/>
          <table:table-cell table:style-name="ce1" office:value-type="float" office:value="1.68782260127851" calcext:value-type="float">
            <text:p>1.69E+00</text:p>
          </table:table-cell>
          <table:table-cell/>
          <table:table-cell office:value-type="float" office:value="0.00115099327310727" calcext:value-type="float">
            <text:p>0.001150993273107</text:p>
          </table:table-cell>
          <table:table-cell/>
        </table:table-row>
        <table:table-row table:style-name="ro1">
          <table:table-cell/>
          <table:table-cell table:style-name="ce1" office:value-type="float" office:value="1.80608316593212" calcext:value-type="float">
            <text:p>1.81E+00</text:p>
          </table:table-cell>
          <table:table-cell/>
          <table:table-cell table:style-name="ce1" office:value-type="float" office:value="0.00163789479905237" calcext:value-type="float">
            <text:p>1.64E-03</text:p>
          </table:table-cell>
          <table:table-cell/>
        </table:table-row>
        <table:table-row table:style-name="ro1">
          <table:table-cell/>
          <table:table-cell table:style-name="ce1" office:value-type="float" office:value="1.87869486478351" calcext:value-type="float">
            <text:p>1.88E+00</text:p>
          </table:table-cell>
          <table:table-cell/>
          <table:table-cell office:value-type="float" office:value="0.00129677471450519" calcext:value-type="float">
            <text:p>0.001296774714505</text:p>
          </table:table-cell>
          <table:table-cell table:style-name="ce1"/>
        </table:table-row>
        <table:table-row table:style-name="ro1">
          <table:table-cell/>
          <table:table-cell table:style-name="ce1" office:value-type="float" office:value="1.90285378089429" calcext:value-type="float">
            <text:p>1.90E+00</text:p>
          </table:table-cell>
          <table:table-cell/>
          <table:table-cell office:value-type="float" office:value="0.00140860147581341" calcext:value-type="float">
            <text:p>0.001408601475813</text:p>
          </table:table-cell>
          <table:table-cell/>
        </table:table-row>
        <table:table-row table:style-name="ro1">
          <table:table-cell/>
          <table:table-cell table:style-name="ce1" office:value-type="float" office:value="1.87804831136092" calcext:value-type="float">
            <text:p>1.88E+00</text:p>
          </table:table-cell>
          <table:table-cell/>
          <table:table-cell office:value-type="float" office:value="0.00145260805568452" calcext:value-type="float">
            <text:p>0.001452608055685</text:p>
          </table:table-cell>
          <table:table-cell/>
        </table:table-row>
        <table:table-row table:style-name="ro1">
          <table:table-cell/>
          <table:table-cell table:style-name="ce1" office:value-type="float" office:value="1.80608316593212" calcext:value-type="float">
            <text:p>1.81E+00</text:p>
          </table:table-cell>
          <table:table-cell/>
          <table:table-cell office:value-type="float" office:value="0.00117875915310825" calcext:value-type="float">
            <text:p>0.001178759153108</text:p>
          </table:table-cell>
          <table:table-cell/>
        </table:table-row>
        <table:table-row table:style-name="ro1">
          <table:table-cell/>
          <table:table-cell table:style-name="ce1" office:value-type="float" office:value="1.69099183858468" calcext:value-type="float">
            <text:p>1.69E+00</text:p>
          </table:table-cell>
          <table:table-cell/>
          <table:table-cell office:value-type="float" office:value="0.00154580666984278" calcext:value-type="float">
            <text:p>0.001545806669843</text:p>
          </table:table-cell>
          <table:table-cell/>
        </table:table-row>
        <table:table-row table:style-name="ro1">
          <table:table-cell/>
          <table:table-cell table:style-name="ce1" office:value-type="float" office:value="1.53884176858763" calcext:value-type="float">
            <text:p>1.54E+00</text:p>
          </table:table-cell>
          <table:table-cell table:style-name="ce1"/>
          <table:table-cell office:value-type="float" office:value="0.0010329550948308" calcext:value-type="float">
            <text:p>0.001032955094831</text:p>
          </table:table-cell>
          <table:table-cell table:style-name="ce1"/>
        </table:table-row>
        <table:table-row table:style-name="ro1">
          <table:table-cell/>
          <table:table-cell table:style-name="ce1" office:value-type="float" office:value="1.35744157631172" calcext:value-type="float">
            <text:p>1.36E+00</text:p>
          </table:table-cell>
          <table:table-cell/>
          <table:table-cell office:value-type="float" office:value="0.00154791115048476" calcext:value-type="float">
            <text:p>0.001547911150485</text:p>
          </table:table-cell>
          <table:table-cell/>
        </table:table-row>
        <table:table-row table:style-name="ro1">
          <table:table-cell/>
          <table:table-cell table:style-name="ce1" office:value-type="float" office:value="1.15596447571436" calcext:value-type="float">
            <text:p>1.16E+00</text:p>
          </table:table-cell>
          <table:table-cell/>
          <table:table-cell office:value-type="float" office:value="0.00103556214329363" calcext:value-type="float">
            <text:p>0.001035562143294</text:p>
          </table:table-cell>
          <table:table-cell/>
        </table:table-row>
        <table:table-row table:style-name="ro1">
          <table:table-cell/>
          <table:table-cell table:style-name="ce1" office:value-type="float" office:value="0.94450600286062" calcext:value-type="float">
            <text:p>9.45E-01</text:p>
          </table:table-cell>
          <table:table-cell/>
          <table:table-cell office:value-type="float" office:value="0.0014591693731181" calcext:value-type="float">
            <text:p>0.001459169373118</text:p>
          </table:table-cell>
          <table:table-cell/>
        </table:table-row>
        <table:table-row table:style-name="ro1">
          <table:table-cell/>
          <table:table-cell table:style-name="ce1" office:value-type="float" office:value="0.733597363563834" calcext:value-type="float">
            <text:p>7.34E-01</text:p>
          </table:table-cell>
          <table:table-cell/>
          <table:table-cell table:style-name="ce1" office:value-type="float" office:value="0.00115861110286399" calcext:value-type="float">
            <text:p>1.16E-03</text:p>
          </table:table-cell>
          <table:table-cell/>
        </table:table-row>
        <table:table-row table:style-name="ro1">
          <table:table-cell/>
          <table:table-cell table:style-name="ce1" office:value-type="float" office:value="0.533697840855592" calcext:value-type="float">
            <text:p>5.34E-01</text:p>
          </table:table-cell>
          <table:table-cell/>
          <table:table-cell office:value-type="float" office:value="0.00130266432409926" calcext:value-type="float">
            <text:p>0.001302664324099</text:p>
          </table:table-cell>
          <table:table-cell table:style-name="ce1"/>
        </table:table-row>
        <table:table-row table:style-name="ro1">
          <table:table-cell/>
          <table:table-cell table:style-name="ce1" office:value-type="float" office:value="0.354690711565787" calcext:value-type="float">
            <text:p>3.55E-01</text:p>
          </table:table-cell>
          <table:table-cell/>
          <table:table-cell office:value-type="float" office:value="0.0013144906160004" calcext:value-type="float">
            <text:p>0.001314490616</text:p>
          </table:table-cell>
          <table:table-cell/>
        </table:table-row>
        <table:table-row table:style-name="ro1">
          <table:table-cell/>
          <table:table-cell table:style-name="ce1" office:value-type="float" office:value="0.20540695222739" calcext:value-type="float">
            <text:p>2.05E-01</text:p>
          </table:table-cell>
          <table:table-cell/>
          <table:table-cell office:value-type="float" office:value="0.00112564605289118" calcext:value-type="float">
            <text:p>0.001125646052891</text:p>
          </table:table-cell>
          <table:table-cell/>
        </table:table-row>
        <table:table-row table:style-name="ro1">
          <table:table-cell/>
          <table:table-cell table:style-name="ce1" office:value-type="float" office:value="0.0931996759622519" calcext:value-type="float">
            <text:p>9.32E-02</text:p>
          </table:table-cell>
          <table:table-cell/>
          <table:table-cell office:value-type="float" office:value="0.0014327793721622" calcext:value-type="float">
            <text:p>0.001432779372162</text:p>
          </table:table-cell>
          <table:table-cell/>
        </table:table-row>
        <table:table-row table:style-name="ro1">
          <table:table-cell/>
          <table:table-cell table:style-name="ce1" office:value-type="float" office:value="0.0235897984269841" calcext:value-type="float">
            <text:p>2.36E-02</text:p>
          </table:table-cell>
          <table:table-cell/>
          <table:table-cell office:value-type="float" office:value="0.00100131264501128" calcext:value-type="float">
            <text:p>0.001001312645011</text:p>
          </table:table-cell>
          <table:table-cell/>
        </table:table-row>
        <table:table-row table:style-name="ro1">
          <table:table-cell/>
          <table:table-cell table:style-name="ce1" office:value-type="float" office:value="0" calcext:value-type="float">
            <text:p>0.00E+00</text:p>
          </table:table-cell>
          <table:table-cell table:style-name="ce1"/>
          <table:table-cell office:value-type="float" office:value="0.0014760130685611" calcext:value-type="float">
            <text:p>0.001476013068561</text:p>
          </table:table-cell>
          <table:table-cell table:style-name="ce1"/>
        </table:table-row>
        <table:table-row table:style-name="ro1">
          <table:table-cell/>
          <table:table-cell table:style-name="ce1" office:value-type="float" office:value="0.0235897984269843" calcext:value-type="float">
            <text:p>2.36E-02</text:p>
          </table:table-cell>
          <table:table-cell/>
          <table:table-cell office:value-type="float" office:value="0.00100131264501145" calcext:value-type="float">
            <text:p>0.001001312645011</text:p>
          </table:table-cell>
          <table:table-cell/>
        </table:table-row>
        <table:table-row table:style-name="ro1">
          <table:table-cell/>
          <table:table-cell table:style-name="ce1" office:value-type="float" office:value="0.0931996759622515" calcext:value-type="float">
            <text:p>9.32E-02</text:p>
          </table:table-cell>
          <table:table-cell/>
          <table:table-cell office:value-type="float" office:value="0.00143277937216151" calcext:value-type="float">
            <text:p>0.001432779372162</text:p>
          </table:table-cell>
          <table:table-cell/>
        </table:table-row>
        <table:table-row table:style-name="ro1">
          <table:table-cell/>
          <table:table-cell table:style-name="ce1" office:value-type="float" office:value="0.205406952227389" calcext:value-type="float">
            <text:p>2.05E-01</text:p>
          </table:table-cell>
          <table:table-cell/>
          <table:table-cell office:value-type="float" office:value="0.0011256460528911" calcext:value-type="float">
            <text:p>0.001125646052891</text:p>
          </table:table-cell>
          <table:table-cell/>
        </table:table-row>
        <table:table-row table:style-name="ro1">
          <table:table-cell/>
          <table:table-cell table:style-name="ce1" office:value-type="float" office:value="0.354690711565787" calcext:value-type="float">
            <text:p>3.55E-01</text:p>
          </table:table-cell>
          <table:table-cell/>
          <table:table-cell table:style-name="ce1" office:value-type="float" office:value="0.00131449061599993" calcext:value-type="float">
            <text:p>1.31E-03</text:p>
          </table:table-cell>
          <table:table-cell/>
        </table:table-row>
        <table:table-row table:style-name="ro1">
          <table:table-cell/>
          <table:table-cell table:style-name="ce1" office:value-type="float" office:value="0.533697840855588" calcext:value-type="float">
            <text:p>5.34E-01</text:p>
          </table:table-cell>
          <table:table-cell/>
          <table:table-cell office:value-type="float" office:value="0.00130266432409737" calcext:value-type="float">
            <text:p>0.001302664324097</text:p>
          </table:table-cell>
          <table:table-cell table:style-name="ce1"/>
        </table:table-row>
        <table:table-row table:style-name="ro1">
          <table:table-cell/>
          <table:table-cell table:style-name="ce1" office:value-type="float" office:value="0.733597363563833" calcext:value-type="float">
            <text:p>7.34E-01</text:p>
          </table:table-cell>
          <table:table-cell/>
          <table:table-cell office:value-type="float" office:value="0.00115861110286352" calcext:value-type="float">
            <text:p>0.001158611102864</text:p>
          </table:table-cell>
          <table:table-cell/>
        </table:table-row>
        <table:table-row table:style-name="ro1">
          <table:table-cell/>
          <table:table-cell table:style-name="ce1" office:value-type="float" office:value="0.944506002860619" calcext:value-type="float">
            <text:p>9.45E-01</text:p>
          </table:table-cell>
          <table:table-cell/>
          <table:table-cell office:value-type="float" office:value="0.00145916937312008" calcext:value-type="float">
            <text:p>0.00145916937312</text:p>
          </table:table-cell>
          <table:table-cell/>
        </table:table-row>
        <table:table-row table:style-name="ro1">
          <table:table-cell/>
          <table:table-cell table:style-name="ce1" office:value-type="float" office:value="1.15596447571436" calcext:value-type="float">
            <text:p>1.16E+00</text:p>
          </table:table-cell>
          <table:table-cell/>
          <table:table-cell office:value-type="float" office:value="0.00103556214329654" calcext:value-type="float">
            <text:p>0.001035562143297</text:p>
          </table:table-cell>
          <table:table-cell/>
        </table:table-row>
        <table:table-row table:style-name="ro1">
          <table:table-cell/>
          <table:table-cell table:style-name="ce1" office:value-type="float" office:value="1.35744157631172" calcext:value-type="float">
            <text:p>1.36E+00</text:p>
          </table:table-cell>
          <table:table-cell/>
          <table:table-cell office:value-type="float" office:value="0.00154791115048483" calcext:value-type="float">
            <text:p>0.001547911150485</text:p>
          </table:table-cell>
          <table:table-cell/>
        </table:table-row>
        <table:table-row table:style-name="ro1">
          <table:table-cell/>
          <table:table-cell table:style-name="ce1" office:value-type="float" office:value="1.53884176858763" calcext:value-type="float">
            <text:p>1.54E+00</text:p>
          </table:table-cell>
          <table:table-cell table:style-name="ce1"/>
          <table:table-cell office:value-type="float" office:value="0.00103295509483115" calcext:value-type="float">
            <text:p>0.001032955094831</text:p>
          </table:table-cell>
          <table:table-cell table:style-name="ce1"/>
        </table:table-row>
        <table:table-row table:style-name="ro1">
          <table:table-cell/>
          <table:table-cell table:style-name="ce1" office:value-type="float" office:value="1.69099183858469" calcext:value-type="float">
            <text:p>1.69E+00</text:p>
          </table:table-cell>
          <table:table-cell/>
          <table:table-cell office:value-type="float" office:value="0.00154580666984278" calcext:value-type="float">
            <text:p>0.001545806669843</text:p>
          </table:table-cell>
          <table:table-cell/>
        </table:table-row>
        <table:table-row table:style-name="ro1">
          <table:table-cell/>
          <table:table-cell table:style-name="ce1" office:value-type="float" office:value="1.80608316593211" calcext:value-type="float">
            <text:p>1.81E+00</text:p>
          </table:table-cell>
          <table:table-cell/>
          <table:table-cell office:value-type="float" office:value="0.00117875915310698" calcext:value-type="float">
            <text:p>0.001178759153107</text:p>
          </table:table-cell>
          <table:table-cell/>
        </table:table-row>
        <table:table-row table:style-name="ro1">
          <table:table-cell/>
          <table:table-cell table:style-name="ce1" office:value-type="float" office:value="1.87804831136092" calcext:value-type="float">
            <text:p>1.88E+00</text:p>
          </table:table-cell>
          <table:table-cell/>
          <table:table-cell office:value-type="float" office:value="0.00145260805568193" calcext:value-type="float">
            <text:p>0.001452608055682</text:p>
          </table:table-cell>
          <table:table-cell/>
        </table:table-row>
        <table:table-row table:style-name="ro1">
          <table:table-cell/>
          <table:table-cell table:style-name="ce1" office:value-type="float" office:value="1.90285378089429" calcext:value-type="float">
            <text:p>1.90E+00</text:p>
          </table:table-cell>
          <table:table-cell/>
          <table:table-cell table:style-name="ce1" office:value-type="float" office:value="0.00140860147581472" calcext:value-type="float">
            <text:p>1.41E-03</text:p>
          </table:table-cell>
          <table:table-cell/>
        </table:table-row>
        <table:table-row table:style-name="ro1">
          <table:table-cell/>
          <table:table-cell table:style-name="ce1" office:value-type="float" office:value="1.87869486478351" calcext:value-type="float">
            <text:p>1.88E+00</text:p>
          </table:table-cell>
          <table:table-cell/>
          <table:table-cell office:value-type="float" office:value="0.00129677471450435" calcext:value-type="float">
            <text:p>0.001296774714504</text:p>
          </table:table-cell>
          <table:table-cell/>
        </table:table-row>
        <table:table-row table:style-name="ro1">
          <table:table-cell/>
          <table:table-cell table:style-name="ce1" office:value-type="float" office:value="1.80608316593212" calcext:value-type="float">
            <text:p>1.81E+00</text:p>
          </table:table-cell>
          <table:table-cell/>
          <table:table-cell office:value-type="float" office:value="0.00163789479905275" calcext:value-type="float">
            <text:p>0.001637894799053</text:p>
          </table:table-cell>
          <table:table-cell/>
        </table:table-row>
        <table:table-row table:style-name="ro1">
          <table:table-cell/>
          <table:table-cell table:style-name="ce1" office:value-type="float" office:value="1.68782260127851" calcext:value-type="float">
            <text:p>1.69E+00</text:p>
          </table:table-cell>
          <table:table-cell/>
          <table:table-cell office:value-type="float" office:value="0.00115099327310776" calcext:value-type="float">
            <text:p>0.001150993273108</text:p>
          </table:table-cell>
          <table:table-cell/>
        </table:table-row>
        <table:table-row table:style-name="ro1">
          <table:table-cell/>
          <table:table-cell table:style-name="ce1" office:value-type="float" office:value="1.5288750314307" calcext:value-type="float">
            <text:p>1.53E+00</text:p>
          </table:table-cell>
          <table:table-cell/>
          <table:table-cell office:value-type="float" office:value="0.00180343211578494" calcext:value-type="float">
            <text:p>0.001803432115785</text:p>
          </table:table-cell>
          <table:table-cell/>
        </table:table-row>
        <table:table-row table:style-name="ro1">
          <table:table-cell/>
          <table:table-cell table:style-name="ce1" office:value-type="float" office:value="1.33612199002493" calcext:value-type="float">
            <text:p>1.34E+00</text:p>
          </table:table-cell>
          <table:table-cell/>
          <table:table-cell office:value-type="float" office:value="0.00113653608728474" calcext:value-type="float">
            <text:p>0.001136536087285</text:p>
          </table:table-cell>
          <table:table-cell/>
        </table:table-row>
        <table:table-row table:style-name="ro1">
          <table:table-cell/>
          <table:table-cell table:style-name="ce1" office:value-type="float" office:value="1.1180339887499" calcext:value-type="float">
            <text:p>1.12E+00</text:p>
          </table:table-cell>
          <table:table-cell table:style-name="ce1"/>
          <table:table-cell office:value-type="float" office:value="0.0018645952960118" calcext:value-type="float">
            <text:p>0.001864595296012</text:p>
          </table:table-cell>
          <table:table-cell table:style-name="ce1"/>
        </table:table-row>
        <table:table-row table:style-name="ro1">
          <table:table-cell/>
          <table:table-cell table:style-name="ce1" office:value-type="float" office:value="0.884263325694205" calcext:value-type="float">
            <text:p>8.84E-01</text:p>
          </table:table-cell>
          <table:table-cell/>
          <table:table-cell office:value-type="float" office:value="0.00133360336617459" calcext:value-type="float">
            <text:p>0.001333603366175</text:p>
          </table:table-cell>
          <table:table-cell/>
        </table:table-row>
        <table:table-row table:style-name="ro1">
          <table:table-cell/>
          <table:table-cell table:style-name="ce1" office:value-type="float" office:value="0.645180009211486" calcext:value-type="float">
            <text:p>6.45E-01</text:p>
          </table:table-cell>
          <table:table-cell/>
          <table:table-cell office:value-type="float" office:value="0.0018023116353814" calcext:value-type="float">
            <text:p>0.001802311635381</text:p>
          </table:table-cell>
          <table:table-cell/>
        </table:table-row>
        <table:table-row table:style-name="ro1">
          <table:table-cell/>
          <table:table-cell table:style-name="ce1" office:value-type="float" office:value="0.411373149385169" calcext:value-type="float">
            <text:p>4.11E-01</text:p>
          </table:table-cell>
          <table:table-cell/>
          <table:table-cell office:value-type="float" office:value="0.00168504263412778" calcext:value-type="float">
            <text:p>0.001685042634128</text:p>
          </table:table-cell>
          <table:table-cell/>
        </table:table-row>
        <table:table-row table:style-name="ro1">
          <table:table-cell/>
          <table:table-cell table:style-name="ce1" office:value-type="float" office:value="0.193141832442415" calcext:value-type="float">
            <text:p>1.93E-01</text:p>
          </table:table-cell>
          <table:table-cell/>
          <table:table-cell table:style-name="ce1" office:value-type="float" office:value="0.00162718925375619" calcext:value-type="float">
            <text:p>1.63E-03</text:p>
          </table:table-cell>
          <table:table-cell/>
        </table:table-row>
        <table:table-row table:style-name="ro1">
          <table:table-cell/>
          <table:table-cell table:style-name="ce1" office:value-type="float" office:value="2.33146835171283E-015" calcext:value-type="float">
            <text:p>2.33E-15</text:p>
          </table:table-cell>
          <table:table-cell/>
          <table:table-cell office:value-type="float" office:value="0.00208086826903037" calcext:value-type="float">
            <text:p>0.00208086826903</text:p>
          </table:table-cell>
          <table:table-cell table:style-name="ce1"/>
        </table:table-row>
        <table:table-row table:style-name="ro1">
          <table:table-cell/>
          <table:table-cell table:style-name="ce1" office:value-type="float" office:value="-0.159780819573325" calcext:value-type="float">
            <text:p>-1.60E-01</text:p>
          </table:table-cell>
          <table:table-cell/>
          <table:table-cell office:value-type="float" office:value="0.00140847973783252" calcext:value-type="float">
            <text:p>0.001408479737833</text:p>
          </table:table-cell>
          <table:table-cell/>
        </table:table-row>
        <table:table-row table:style-name="ro1">
          <table:table-cell/>
          <table:table-cell table:style-name="ce1" office:value-type="float" office:value="-0.279568903630573" calcext:value-type="float">
            <text:p>-2.80E-01</text:p>
          </table:table-cell>
          <table:table-cell/>
          <table:table-cell office:value-type="float" office:value="0.00242970002312812" calcext:value-type="float">
            <text:p>0.002429700023128</text:p>
          </table:table-cell>
          <table:table-cell/>
        </table:table-row>
        <table:table-row table:style-name="ro1">
          <table:table-cell/>
          <table:table-cell table:style-name="ce1" office:value-type="float" office:value="-0.354690711565789" calcext:value-type="float">
            <text:p>-3.55E-01</text:p>
          </table:table-cell>
          <table:table-cell/>
          <table:table-cell office:value-type="float" office:value="0.00133374059386048" calcext:value-type="float">
            <text:p>0.00133374059386</text:p>
          </table:table-cell>
          <table:table-cell/>
        </table:table-row>
        <table:table-row table:style-name="ro1">
          <table:table-cell/>
          <table:table-cell table:style-name="ce1" office:value-type="float" office:value="-0.382654910950104" calcext:value-type="float">
            <text:p>-3.83E-01</text:p>
          </table:table-cell>
          <table:table-cell/>
          <table:table-cell office:value-type="float" office:value="0.00265946405913369" calcext:value-type="float">
            <text:p>0.002659464059134</text:p>
          </table:table-cell>
          <table:table-cell/>
        </table:table-row>
        <table:table-row table:style-name="ro1">
          <table:table-cell/>
          <table:table-cell table:style-name="ce1" office:value-type="float" office:value="-0.36327126400268" calcext:value-type="float">
            <text:p>-3.63E-01</text:p>
          </table:table-cell>
          <table:table-cell table:style-name="ce1"/>
          <table:table-cell office:value-type="float" office:value="0.00164196618637647" calcext:value-type="float">
            <text:p>0.001641966186376</text:p>
          </table:table-cell>
          <table:table-cell table:style-name="ce1"/>
        </table:table-row>
        <table:table-row table:style-name="ro1">
          <table:table-cell/>
          <table:table-cell table:style-name="ce1" office:value-type="float" office:value="-0.298658649151815" calcext:value-type="float">
            <text:p>-2.99E-01</text:p>
          </table:table-cell>
          <table:table-cell/>
          <table:table-cell office:value-type="float" office:value="0.00271001263375685" calcext:value-type="float">
            <text:p>0.002710012633757</text:p>
          </table:table-cell>
          <table:table-cell/>
        </table:table-row>
        <table:table-row table:style-name="ro1">
          <table:table-cell/>
          <table:table-cell table:style-name="ce1" office:value-type="float" office:value="-0.193141832442415" calcext:value-type="float">
            <text:p>-1.93E-01</text:p>
          </table:table-cell>
          <table:table-cell/>
          <table:table-cell office:value-type="float" office:value="0.00232892231207093" calcext:value-type="float">
            <text:p>0.002328922312071</text:p>
          </table:table-cell>
          <table:table-cell/>
        </table:table-row>
        <table:table-row table:style-name="ro1">
          <table:table-cell/>
          <table:table-cell table:style-name="ce1" office:value-type="float" office:value="-0.0530419621017588" calcext:value-type="float">
            <text:p>-5.30E-02</text:p>
          </table:table-cell>
          <table:table-cell/>
          <table:table-cell office:value-type="float" office:value="0.00253343952643002" calcext:value-type="float">
            <text:p>0.00253343952643</text:p>
          </table:table-cell>
          <table:table-cell/>
        </table:table-row>
        <table:table-row table:style-name="ro1">
          <table:table-cell/>
          <table:table-cell table:style-name="ce1" office:value-type="float" office:value="0.113629121417035" calcext:value-type="float">
            <text:p>1.14E-01</text:p>
          </table:table-cell>
          <table:table-cell/>
          <table:table-cell table:style-name="ce1" office:value-type="float" office:value="0.00324861834136128" calcext:value-type="float">
            <text:p>3.25E-03</text:p>
          </table:table-cell>
          <table:table-cell/>
        </table:table-row>
        <table:table-row table:style-name="ro1">
          <table:table-cell/>
          <table:table-cell table:style-name="ce1" office:value-type="float" office:value="0.297556034699314" calcext:value-type="float">
            <text:p>2.98E-01</text:p>
          </table:table-cell>
          <table:table-cell/>
          <table:table-cell office:value-type="float" office:value="0.00211482183334714" calcext:value-type="float">
            <text:p>0.002114821833347</text:p>
          </table:table-cell>
          <table:table-cell/>
        </table:table-row>
        <table:table-row table:style-name="ro1">
          <table:table-cell/>
          <table:table-cell table:style-name="ce1" office:value-type="float" office:value="0.488569811094385" calcext:value-type="float">
            <text:p>4.89E-01</text:p>
          </table:table-cell>
          <table:table-cell/>
          <table:table-cell office:value-type="float" office:value="0.00430316135693415" calcext:value-type="float">
            <text:p>0.004303161356934</text:p>
          </table:table-cell>
          <table:table-cell/>
        </table:table-row>
        <table:table-row table:style-name="ro1">
          <table:table-cell/>
          <table:table-cell table:style-name="ce1" office:value-type="float" office:value="0.676138996674009" calcext:value-type="float">
            <text:p>6.76E-01</text:p>
          </table:table-cell>
          <table:table-cell/>
          <table:table-cell office:value-type="float" office:value="0.00161811390236317" calcext:value-type="float">
            <text:p>0.001618113902363</text:p>
          </table:table-cell>
          <table:table-cell/>
        </table:table-row>
        <table:table-row table:style-name="ro1">
          <table:table-cell/>
          <table:table-cell table:style-name="ce1" office:value-type="float" office:value="0.849878226786393" calcext:value-type="float">
            <text:p>8.50E-01</text:p>
          </table:table-cell>
          <table:table-cell/>
          <table:table-cell office:value-type="float" office:value="0.00545453806299129" calcext:value-type="float">
            <text:p>0.005454538062991</text:p>
          </table:table-cell>
          <table:table-cell/>
        </table:table-row>
        <table:table-row table:style-name="ro1">
          <table:table-cell/>
          <table:table-cell table:style-name="ce1" office:value-type="float" office:value="1.00004978556894" calcext:value-type="float">
            <text:p>1.00E+00</text:p>
          </table:table-cell>
          <table:table-cell/>
          <table:table-cell office:value-type="float" office:value="0.00199354853804973" calcext:value-type="float">
            <text:p>0.00199354853805</text:p>
          </table:table-cell>
          <table:table-cell/>
        </table:table-row>
        <table:table-row table:style-name="ro1">
          <table:table-cell/>
          <table:table-cell table:style-name="ce1" office:value-type="float" office:value="1.11803398874989" calcext:value-type="float">
            <text:p>1.12E+00</text:p>
          </table:table-cell>
          <table:table-cell table:style-name="ce1"/>
          <table:table-cell office:value-type="float" office:value="0.00676196424691296" calcext:value-type="float">
            <text:p>0.006761964246913</text:p>
          </table:table-cell>
          <table:table-cell table:style-name="ce1"/>
        </table:table-row>
        <table:table-row table:style-name="ro1">
          <table:table-cell/>
          <table:table-cell table:style-name="ce1" office:value-type="float" office:value="1.19674573172321" calcext:value-type="float">
            <text:p>1.20E+00</text:p>
          </table:table-cell>
          <table:table-cell/>
          <table:table-cell office:value-type="float" office:value="0.0041932358730825" calcext:value-type="float">
            <text:p>0.004193235873083</text:p>
          </table:table-cell>
          <table:table-cell/>
        </table:table-row>
        <table:table-row table:style-name="ro1">
          <table:table-cell/>
          <table:table-cell table:style-name="ce1" office:value-type="float" office:value="1.23097713789354" calcext:value-type="float">
            <text:p>1.23E+00</text:p>
          </table:table-cell>
          <table:table-cell/>
          <table:table-cell office:value-type="float" office:value="0.00865044566719609" calcext:value-type="float">
            <text:p>0.008650445667196</text:p>
          </table:table-cell>
          <table:table-cell/>
        </table:table-row>
        <table:table-row table:style-name="ro1">
          <table:table-cell/>
          <table:table-cell table:style-name="ce1" office:value-type="float" office:value="1.21764980176227" calcext:value-type="float">
            <text:p>1.22E+00</text:p>
          </table:table-cell>
          <table:table-cell/>
          <table:table-cell office:value-type="float" office:value="0.00905500989314734" calcext:value-type="float">
            <text:p>0.009055009893147</text:p>
          </table:table-cell>
          <table:table-cell/>
        </table:table-row>
        <table:table-row table:style-name="ro1">
          <table:table-cell/>
          <table:table-cell table:style-name="ce1" office:value-type="float" office:value="1.15596447571436" calcext:value-type="float">
            <text:p>1.16E+00</text:p>
          </table:table-cell>
          <table:table-cell/>
          <table:table-cell table:style-name="ce1" office:value-type="float" office:value="0.013878742006119" calcext:value-type="float">
            <text:p>1.39E-02</text:p>
          </table:table-cell>
          <table:table-cell/>
        </table:table-row>
        <table:table-row table:style-name="ro1">
          <table:table-cell/>
          <table:table-cell table:style-name="ce1" office:value-type="float" office:value="1.0474409892286" calcext:value-type="float">
            <text:p>1.05E+00</text:p>
          </table:table-cell>
          <table:table-cell/>
          <table:table-cell office:value-type="float" office:value="0.0254408126475961" calcext:value-type="float">
            <text:p>0.025440812647596</text:p>
          </table:table-cell>
          <table:table-cell/>
        </table:table-row>
        <table:table-row table:style-name="ro1">
          <table:table-cell/>
          <table:table-cell table:style-name="ce1" office:value-type="float" office:value="0.895846476340092" calcext:value-type="float">
            <text:p>8.96E-01</text:p>
          </table:table-cell>
          <table:table-cell/>
          <table:table-cell office:value-type="float" office:value="0.0793192460361211" calcext:value-type="float">
            <text:p>0.079319246036121</text:p>
          </table:table-cell>
          <table:table-cell/>
        </table:table-row>
        <table:table-row table:style-name="ro1">
          <table:table-cell/>
          <table:table-cell table:style-name="ce1" office:value-type="float" office:value="0.707015366971492" calcext:value-type="float">
            <text:p>7.07E-01</text:p>
          </table:table-cell>
          <table:table-cell/>
          <table:table-cell office:value-type="float" office:value="0.0964124434504231" calcext:value-type="float">
            <text:p>0.096412443450423</text:p>
          </table:table-cell>
          <table:table-cell/>
        </table:table-row>
        <table:table-row table:style-name="ro1">
          <table:table-cell/>
          <table:table-cell table:style-name="ce1" office:value-type="float" office:value="0.488569811094384" calcext:value-type="float">
            <text:p>4.89E-01</text:p>
          </table:table-cell>
          <table:table-cell/>
          <table:table-cell office:value-type="float" office:value="0.0509757177193926" calcext:value-type="float">
            <text:p>0.050975717719393</text:p>
          </table:table-cell>
          <table:table-cell/>
        </table:table-row>
        <table:table-row table:style-name="ro1">
          <table:table-cell/>
          <table:table-cell table:style-name="ce1" office:value-type="float" office:value="0.249554000474672" calcext:value-type="float">
            <text:p>2.50E-01</text:p>
          </table:table-cell>
          <table:table-cell/>
          <table:table-cell office:value-type="float" office:value="0.0912392059908776" calcext:value-type="float">
            <text:p>0.091239205990878</text:p>
          </table:table-cell>
          <table:table-cell/>
        </table:table-row>
        <table:table-row table:style-name="ro1">
          <table:table-cell/>
          <table:table-cell table:style-name="ce1" office:value-type="float" office:value="9.79717439317883E-016" calcext:value-type="float">
            <text:p>9.80E-16</text:p>
          </table:table-cell>
          <table:table-cell table:style-name="ce1"/>
          <table:table-cell/>
          <table:table-cell table:style-name="ce1"/>
        </table:table-row>
        <table:table-row table:style-name="ro1">
          <table:table-cell/>
          <table:table-cell table:style-name="ce1" office:value-type="float" office:value="-0.249554000474675" calcext:value-type="float">
            <text:p>-2.50E-01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float" office:value="-0.488569811094387" calcext:value-type="float">
            <text:p>-4.89E-01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float" office:value="-0.707015366971492" calcext:value-type="float">
            <text:p>-7.07E-01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float" office:value="-0.895846476340092" calcext:value-type="float">
            <text:p>-8.96E-01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float" office:value="-1.0474409892286" calcext:value-type="float">
            <text:p>-1.05E+00</text:p>
          </table:table-cell>
          <table:table-cell/>
          <table:table-cell table:style-name="ce1"/>
          <table:table-cell/>
        </table:table-row>
        <table:table-row table:style-name="ro1">
          <table:table-cell/>
          <table:table-cell table:style-name="ce1" office:value-type="float" office:value="-1.15596447571436" calcext:value-type="float">
            <text:p>-1.16E+00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float" office:value="-1.21764980176227" calcext:value-type="float">
            <text:p>-1.22E+00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float" office:value="-1.23097713789354" calcext:value-type="float">
            <text:p>-1.23E+00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float" office:value="-1.19674573172321" calcext:value-type="float">
            <text:p>-1.20E+00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float" office:value="-1.1180339887499" calcext:value-type="float">
            <text:p>-1.12E+00</text:p>
          </table:table-cell>
          <table:table-cell table:style-name="ce1"/>
          <table:table-cell/>
          <table:table-cell table:style-name="ce1"/>
        </table:table-row>
        <table:table-row table:style-name="ro1">
          <table:table-cell/>
          <table:table-cell table:style-name="ce1" office:value-type="float" office:value="-1.00004978556894" calcext:value-type="float">
            <text:p>-1.00E+00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float" office:value="-0.849878226786395" calcext:value-type="float">
            <text:p>-8.50E-01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float" office:value="-0.676138996674011" calcext:value-type="float">
            <text:p>-6.76E-01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float" office:value="-0.488569811094387" calcext:value-type="float">
            <text:p>-4.89E-01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float" office:value="-0.297556034699319" calcext:value-type="float">
            <text:p>-2.98E-01</text:p>
          </table:table-cell>
          <table:table-cell/>
          <table:table-cell table:style-name="ce1"/>
          <table:table-cell/>
        </table:table-row>
        <table:table-row table:style-name="ro1">
          <table:table-cell/>
          <table:table-cell table:style-name="ce1" office:value-type="float" office:value="-0.113629121417034" calcext:value-type="float">
            <text:p>-1.14E-01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float" office:value="0.0530419621017568" calcext:value-type="float">
            <text:p>5.30E-02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float" office:value="0.193141832442416" calcext:value-type="float">
            <text:p>1.93E-01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float" office:value="0.29865864915181" calcext:value-type="float">
            <text:p>2.99E-01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float" office:value="0.36327126400268" calcext:value-type="float">
            <text:p>3.63E-01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float" office:value="0.382654910950103" calcext:value-type="float">
            <text:p>3.83E-01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float" office:value="0.354690711565788" calcext:value-type="float">
            <text:p>3.55E-01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float" office:value="0.279568903630573" calcext:value-type="float">
            <text:p>2.80E-01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float" office:value="0.159780819573328" calcext:value-type="float">
            <text:p>1.60E-01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float" office:value="1.22124532708767E-015" calcext:value-type="float">
            <text:p>1.22E-15</text:p>
          </table:table-cell>
          <table:table-cell table:number-columns-repeated="2"/>
          <table:table-cell table:style-name="ce1"/>
        </table:table-row>
        <table:table-row table:style-name="ro1">
          <table:table-cell/>
          <table:table-cell table:style-name="ce1" office:value-type="float" office:value="-0.193141832442414" calcext:value-type="float">
            <text:p>-1.93E-01</text:p>
          </table:table-cell>
          <table:table-cell table:number-columns-repeated="3"/>
        </table:table-row>
        <table:table-row table:style-name="ro1">
          <table:table-cell/>
          <table:table-cell office:value-type="float" office:value="-0.411373149385171" calcext:value-type="float">
            <text:p>-0.411373149385171</text:p>
          </table:table-cell>
          <table:table-cell table:number-columns-repeated="3"/>
        </table:table-row>
        <table:table-row table:style-name="ro1">
          <table:table-cell/>
          <table:table-cell office:value-type="float" office:value="-0.645180009211481" calcext:value-type="float">
            <text:p>-0.645180009211481</text:p>
          </table:table-cell>
          <table:table-cell table:number-columns-repeated="3"/>
        </table:table-row>
        <table:table-row table:style-name="ro1">
          <table:table-cell/>
          <table:table-cell office:value-type="float" office:value="-0.884263325694201" calcext:value-type="float">
            <text:p>-0.884263325694201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float" office:value="-1.1180339887499" calcext:value-type="float">
            <text:p>-1.12E+00</text:p>
          </table:table-cell>
          <table:table-cell table:number-columns-repeated="3"/>
        </table:table-row>
        <table:table-row table:style-name="ro1">
          <table:table-cell/>
          <table:table-cell office:value-type="float" office:value="-1.33612199002493" calcext:value-type="float">
            <text:p>-1.33612199002493</text:p>
          </table:table-cell>
          <table:table-cell table:number-columns-repeated="3"/>
        </table:table-row>
        <table:table-row table:style-name="ro1">
          <table:table-cell/>
          <table:table-cell office:value-type="float" office:value="-1.5288750314307" calcext:value-type="float">
            <text:p>-1.5288750314307</text:p>
          </table:table-cell>
          <table:table-cell table:number-columns-repeated="3"/>
        </table:table-row>
        <table:table-row table:style-name="ro1">
          <table:table-cell/>
          <table:table-cell office:value-type="float" office:value="-1.68782260127851" calcext:value-type="float">
            <text:p>-1.68782260127851</text:p>
          </table:table-cell>
          <table:table-cell table:number-columns-repeated="3"/>
        </table:table-row>
        <table:table-row table:style-name="ro1">
          <table:table-cell/>
          <table:table-cell office:value-type="float" office:value="-1.80608316593211" calcext:value-type="float">
            <text:p>-1.80608316593211</text:p>
          </table:table-cell>
          <table:table-cell table:number-columns-repeated="3"/>
        </table:table-row>
        <table:table-row table:style-name="ro1">
          <table:table-cell/>
          <table:table-cell office:value-type="float" office:value="-1.8786948647835" calcext:value-type="float">
            <text:p>-1.8786948647835</text:p>
          </table:table-cell>
          <table:table-cell table:number-columns-repeated="3"/>
        </table:table-row>
        <table:table-row table:style-name="ro1">
          <table:table-cell/>
          <table:table-cell office:value-type="float" office:value="-1.90285378089429" calcext:value-type="float">
            <text:p>-1.90285378089429</text:p>
          </table:table-cell>
          <table:table-cell table:number-columns-repeated="3"/>
        </table:table-row>
        <table:table-row table:style-name="ro1">
          <table:table-cell/>
          <table:table-cell office:value-type="float" office:value="-1.87804831136093" calcext:value-type="float">
            <text:p>-1.87804831136093</text:p>
          </table:table-cell>
          <table:table-cell table:number-columns-repeated="3"/>
        </table:table-row>
        <table:table-row table:style-name="ro1">
          <table:table-cell/>
          <table:table-cell office:value-type="float" office:value="-1.80608316593212" calcext:value-type="float">
            <text:p>-1.80608316593212</text:p>
          </table:table-cell>
          <table:table-cell table:number-columns-repeated="3"/>
        </table:table-row>
        <table:table-row table:style-name="ro1">
          <table:table-cell/>
          <table:table-cell office:value-type="float" office:value="-1.69099183858469" calcext:value-type="float">
            <text:p>-1.69099183858469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float" office:value="-1.53884176858763" calcext:value-type="float">
            <text:p>-1.54E+00</text:p>
          </table:table-cell>
          <table:table-cell table:number-columns-repeated="3"/>
        </table:table-row>
        <table:table-row table:style-name="ro1">
          <table:table-cell/>
          <table:table-cell office:value-type="float" office:value="-1.35744157631172" calcext:value-type="float">
            <text:p>-1.35744157631172</text:p>
          </table:table-cell>
          <table:table-cell table:number-columns-repeated="3"/>
        </table:table-row>
        <table:table-row table:style-name="ro1">
          <table:table-cell/>
          <table:table-cell office:value-type="float" office:value="-1.15596447571436" calcext:value-type="float">
            <text:p>-1.15596447571436</text:p>
          </table:table-cell>
          <table:table-cell table:number-columns-repeated="3"/>
        </table:table-row>
        <table:table-row table:style-name="ro1">
          <table:table-cell/>
          <table:table-cell office:value-type="float" office:value="-0.944506002860619" calcext:value-type="float">
            <text:p>-0.944506002860619</text:p>
          </table:table-cell>
          <table:table-cell table:number-columns-repeated="3"/>
        </table:table-row>
        <table:table-row table:style-name="ro1">
          <table:table-cell/>
          <table:table-cell office:value-type="float" office:value="-0.733597363563837" calcext:value-type="float">
            <text:p>-0.733597363563837</text:p>
          </table:table-cell>
          <table:table-cell table:number-columns-repeated="3"/>
        </table:table-row>
        <table:table-row table:style-name="ro1">
          <table:table-cell/>
          <table:table-cell office:value-type="float" office:value="-0.533697840855593" calcext:value-type="float">
            <text:p>-0.533697840855593</text:p>
          </table:table-cell>
          <table:table-cell table:number-columns-repeated="3"/>
        </table:table-row>
        <table:table-row table:style-name="ro1">
          <table:table-cell/>
          <table:table-cell office:value-type="float" office:value="-0.354690711565789" calcext:value-type="float">
            <text:p>-0.354690711565789</text:p>
          </table:table-cell>
          <table:table-cell table:number-columns-repeated="3"/>
        </table:table-row>
        <table:table-row table:style-name="ro1">
          <table:table-cell/>
          <table:table-cell office:value-type="float" office:value="-0.205406952227388" calcext:value-type="float">
            <text:p>-0.205406952227388</text:p>
          </table:table-cell>
          <table:table-cell table:number-columns-repeated="3"/>
        </table:table-row>
        <table:table-row table:style-name="ro1">
          <table:table-cell/>
          <table:table-cell office:value-type="float" office:value="-0.0931996759622523" calcext:value-type="float">
            <text:p>-0.093199675962252</text:p>
          </table:table-cell>
          <table:table-cell table:number-columns-repeated="3"/>
        </table:table-row>
        <table:table-row table:style-name="ro1">
          <table:table-cell/>
          <table:table-cell office:value-type="float" office:value="-0.0235897984269849" calcext:value-type="float">
            <text:p>-0.023589798426985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float" office:value="0" calcext:value-type="float">
            <text:p>0.00E+00</text:p>
          </table:table-cell>
          <table:table-cell table:number-columns-repeated="2"/>
          <table:table-cell table:style-name="ce1"/>
        </table:table-row>
        <table:table-row table:style-name="ro1">
          <table:table-cell/>
          <table:table-cell office:value-type="float" office:value="-0.0235897984269835" calcext:value-type="float">
            <text:p>-0.023589798426984</text:p>
          </table:table-cell>
          <table:table-cell table:number-columns-repeated="3"/>
        </table:table-row>
        <table:table-row table:style-name="ro1">
          <table:table-cell/>
          <table:table-cell office:value-type="float" office:value="-0.0931996759622496" calcext:value-type="float">
            <text:p>-0.09319967596225</text:p>
          </table:table-cell>
          <table:table-cell table:number-columns-repeated="3"/>
        </table:table-row>
        <table:table-row table:style-name="ro1">
          <table:table-cell/>
          <table:table-cell office:value-type="float" office:value="-0.205406952227389" calcext:value-type="float">
            <text:p>-0.205406952227389</text:p>
          </table:table-cell>
          <table:table-cell table:number-columns-repeated="3"/>
        </table:table-row>
        <table:table-row table:style-name="ro1">
          <table:table-cell/>
          <table:table-cell office:value-type="float" office:value="-0.354690711565785" calcext:value-type="float">
            <text:p>-0.354690711565785</text:p>
          </table:table-cell>
          <table:table-cell table:number-columns-repeated="3"/>
        </table:table-row>
        <table:table-row table:style-name="ro1">
          <table:table-cell/>
          <table:table-cell office:value-type="float" office:value="-0.533697840855584" calcext:value-type="float">
            <text:p>-0.533697840855584</text:p>
          </table:table-cell>
          <table:table-cell table:number-columns-repeated="3"/>
        </table:table-row>
        <table:table-row table:style-name="ro1">
          <table:table-cell/>
          <table:table-cell office:value-type="float" office:value="-0.733597363563837" calcext:value-type="float">
            <text:p>-0.733597363563837</text:p>
          </table:table-cell>
          <table:table-cell table:number-columns-repeated="3"/>
        </table:table-row>
        <table:table-row table:style-name="ro1">
          <table:table-cell/>
          <table:table-cell office:value-type="float" office:value="-0.944506002860619" calcext:value-type="float">
            <text:p>-0.944506002860619</text:p>
          </table:table-cell>
          <table:table-cell table:number-columns-repeated="3"/>
        </table:table-row>
        <table:table-row table:style-name="ro1">
          <table:table-cell/>
          <table:table-cell office:value-type="float" office:value="-1.15596447571435" calcext:value-type="float">
            <text:p>-1.15596447571435</text:p>
          </table:table-cell>
          <table:table-cell table:number-columns-repeated="3"/>
        </table:table-row>
        <table:table-row table:style-name="ro1">
          <table:table-cell/>
          <table:table-cell office:value-type="float" office:value="-1.35744157631172" calcext:value-type="float">
            <text:p>-1.35744157631172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float" office:value="-1.53884176858763" calcext:value-type="float">
            <text:p>-1.54E+00</text:p>
          </table:table-cell>
          <table:table-cell table:number-columns-repeated="3"/>
        </table:table-row>
        <table:table-row table:style-name="ro1">
          <table:table-cell/>
          <table:table-cell office:value-type="float" office:value="-1.69099183858468" calcext:value-type="float">
            <text:p>-1.69099183858468</text:p>
          </table:table-cell>
          <table:table-cell table:number-columns-repeated="3"/>
        </table:table-row>
        <table:table-row table:style-name="ro1">
          <table:table-cell/>
          <table:table-cell office:value-type="float" office:value="-1.80608316593211" calcext:value-type="float">
            <text:p>-1.80608316593211</text:p>
          </table:table-cell>
          <table:table-cell table:number-columns-repeated="3"/>
        </table:table-row>
        <table:table-row table:style-name="ro1">
          <table:table-cell/>
          <table:table-cell office:value-type="float" office:value="-1.87804831136092" calcext:value-type="float">
            <text:p>-1.87804831136092</text:p>
          </table:table-cell>
          <table:table-cell table:number-columns-repeated="3"/>
        </table:table-row>
        <table:table-row table:style-name="ro1">
          <table:table-cell/>
          <table:table-cell office:value-type="float" office:value="-1.90285378089429" calcext:value-type="float">
            <text:p>-1.90285378089429</text:p>
          </table:table-cell>
          <table:table-cell table:number-columns-repeated="3"/>
        </table:table-row>
        <table:table-row table:style-name="ro1">
          <table:table-cell/>
          <table:table-cell office:value-type="float" office:value="-1.87869486478351" calcext:value-type="float">
            <text:p>-1.87869486478351</text:p>
          </table:table-cell>
          <table:table-cell table:number-columns-repeated="3"/>
        </table:table-row>
        <table:table-row table:style-name="ro1">
          <table:table-cell/>
          <table:table-cell office:value-type="float" office:value="-1.80608316593211" calcext:value-type="float">
            <text:p>-1.80608316593211</text:p>
          </table:table-cell>
          <table:table-cell table:number-columns-repeated="3"/>
        </table:table-row>
        <table:table-row table:style-name="ro1">
          <table:table-cell/>
          <table:table-cell office:value-type="float" office:value="-1.68782260127851" calcext:value-type="float">
            <text:p>-1.68782260127851</text:p>
          </table:table-cell>
          <table:table-cell table:number-columns-repeated="3"/>
        </table:table-row>
        <table:table-row table:style-name="ro1">
          <table:table-cell/>
          <table:table-cell office:value-type="float" office:value="-1.52887503143071" calcext:value-type="float">
            <text:p>-1.52887503143071</text:p>
          </table:table-cell>
          <table:table-cell table:number-columns-repeated="3"/>
        </table:table-row>
        <table:table-row table:style-name="ro1">
          <table:table-cell/>
          <table:table-cell office:value-type="float" office:value="-1.33612199002493" calcext:value-type="float">
            <text:p>-1.33612199002493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float" office:value="-1.1180339887499" calcext:value-type="float">
            <text:p>-1.12E+00</text:p>
          </table:table-cell>
          <table:table-cell table:number-columns-repeated="3"/>
        </table:table-row>
        <table:table-row table:style-name="ro1">
          <table:table-cell/>
          <table:table-cell office:value-type="float" office:value="-0.884263325694204" calcext:value-type="float">
            <text:p>-0.884263325694204</text:p>
          </table:table-cell>
          <table:table-cell table:number-columns-repeated="3"/>
        </table:table-row>
        <table:table-row table:style-name="ro1">
          <table:table-cell/>
          <table:table-cell office:value-type="float" office:value="-0.645180009211487" calcext:value-type="float">
            <text:p>-0.645180009211487</text:p>
          </table:table-cell>
          <table:table-cell table:number-columns-repeated="3"/>
        </table:table-row>
        <table:table-row table:style-name="ro1">
          <table:table-cell/>
          <table:table-cell office:value-type="float" office:value="-0.411373149385173" calcext:value-type="float">
            <text:p>-0.411373149385173</text:p>
          </table:table-cell>
          <table:table-cell table:number-columns-repeated="3"/>
        </table:table-row>
        <table:table-row table:style-name="ro1">
          <table:table-cell/>
          <table:table-cell office:value-type="float" office:value="-0.193141832442415" calcext:value-type="float">
            <text:p>-0.193141832442415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float" office:value="-3.10862446895044E-015" calcext:value-type="float">
            <text:p>-3.11E-15</text:p>
          </table:table-cell>
          <table:table-cell table:number-columns-repeated="2"/>
          <table:table-cell table:style-name="ce1"/>
        </table:table-row>
        <table:table-row table:style-name="ro1">
          <table:table-cell/>
          <table:table-cell office:value-type="float" office:value="0.159780819573327" calcext:value-type="float">
            <text:p>0.159780819573327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27956890363057" calcext:value-type="float">
            <text:p>0.27956890363057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354690711565788" calcext:value-type="float">
            <text:p>0.354690711565788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382654910950104" calcext:value-type="float">
            <text:p>0.382654910950104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float" office:value="0.363271264002682" calcext:value-type="float">
            <text:p>3.63E-0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298658649151814" calcext:value-type="float">
            <text:p>0.2986586491518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93141832442417" calcext:value-type="float">
            <text:p>0.193141832442417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530419621017602" calcext:value-type="float">
            <text:p>0.05304196210176</text:p>
          </table:table-cell>
          <table:table-cell table:number-columns-repeated="3"/>
        </table:table-row>
        <table:table-row table:style-name="ro1">
          <table:table-cell/>
          <table:table-cell office:value-type="float" office:value="-0.11362912141704" calcext:value-type="float">
            <text:p>-0.11362912141704</text:p>
          </table:table-cell>
          <table:table-cell table:number-columns-repeated="3"/>
        </table:table-row>
        <table:table-row table:style-name="ro1">
          <table:table-cell/>
          <table:table-cell office:value-type="float" office:value="-0.297556034699309" calcext:value-type="float">
            <text:p>-0.297556034699309</text:p>
          </table:table-cell>
          <table:table-cell table:number-columns-repeated="3"/>
        </table:table-row>
        <table:table-row table:style-name="ro1">
          <table:table-cell/>
          <table:table-cell office:value-type="float" office:value="-0.488569811094384" calcext:value-type="float">
            <text:p>-0.488569811094384</text:p>
          </table:table-cell>
          <table:table-cell table:number-columns-repeated="3"/>
        </table:table-row>
        <table:table-row table:style-name="ro1">
          <table:table-cell/>
          <table:table-cell office:value-type="float" office:value="-0.676138996674005" calcext:value-type="float">
            <text:p>-0.676138996674005</text:p>
          </table:table-cell>
          <table:table-cell table:number-columns-repeated="3"/>
        </table:table-row>
        <table:table-row table:style-name="ro1">
          <table:table-cell/>
          <table:table-cell office:value-type="float" office:value="-0.849878226786392" calcext:value-type="float">
            <text:p>-0.849878226786392</text:p>
          </table:table-cell>
          <table:table-cell table:number-columns-repeated="3"/>
        </table:table-row>
        <table:table-row table:style-name="ro1">
          <table:table-cell/>
          <table:table-cell office:value-type="float" office:value="-1.00004978556894" calcext:value-type="float">
            <text:p>-1.00004978556894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float" office:value="-1.11803398874989" calcext:value-type="float">
            <text:p>-1.12E+00</text:p>
          </table:table-cell>
          <table:table-cell table:number-columns-repeated="3"/>
        </table:table-row>
        <table:table-row table:style-name="ro1">
          <table:table-cell/>
          <table:table-cell office:value-type="float" office:value="-1.19674573172321" calcext:value-type="float">
            <text:p>-1.19674573172321</text:p>
          </table:table-cell>
          <table:table-cell table:number-columns-repeated="3"/>
        </table:table-row>
        <table:table-row table:style-name="ro1">
          <table:table-cell/>
          <table:table-cell office:value-type="float" office:value="-1.23097713789354" calcext:value-type="float">
            <text:p>-1.23097713789354</text:p>
          </table:table-cell>
          <table:table-cell table:number-columns-repeated="3"/>
        </table:table-row>
        <table:table-row table:style-name="ro1">
          <table:table-cell/>
          <table:table-cell office:value-type="float" office:value="-1.21764980176227" calcext:value-type="float">
            <text:p>-1.21764980176227</text:p>
          </table:table-cell>
          <table:table-cell table:number-columns-repeated="3"/>
        </table:table-row>
        <table:table-row table:style-name="ro1">
          <table:table-cell/>
          <table:table-cell office:value-type="float" office:value="-1.15596447571436" calcext:value-type="float">
            <text:p>-1.15596447571436</text:p>
          </table:table-cell>
          <table:table-cell table:number-columns-repeated="3"/>
        </table:table-row>
        <table:table-row table:style-name="ro1">
          <table:table-cell/>
          <table:table-cell office:value-type="float" office:value="-1.0474409892286" calcext:value-type="float">
            <text:p>-1.0474409892286</text:p>
          </table:table-cell>
          <table:table-cell table:number-columns-repeated="3"/>
        </table:table-row>
        <table:table-row table:style-name="ro1">
          <table:table-cell/>
          <table:table-cell office:value-type="float" office:value="-0.895846476340091" calcext:value-type="float">
            <text:p>-0.895846476340091</text:p>
          </table:table-cell>
          <table:table-cell table:number-columns-repeated="3"/>
        </table:table-row>
        <table:table-row table:style-name="ro1">
          <table:table-cell/>
          <table:table-cell office:value-type="float" office:value="-0.707015366971489" calcext:value-type="float">
            <text:p>-0.707015366971489</text:p>
          </table:table-cell>
          <table:table-cell table:number-columns-repeated="3"/>
        </table:table-row>
        <table:table-row table:style-name="ro1">
          <table:table-cell/>
          <table:table-cell office:value-type="float" office:value="-0.488569811094388" calcext:value-type="float">
            <text:p>-0.488569811094388</text:p>
          </table:table-cell>
          <table:table-cell table:number-columns-repeated="3"/>
        </table:table-row>
        <table:table-row table:style-name="ro1">
          <table:table-cell/>
          <table:table-cell office:value-type="float" office:value="-0.249554000474669" calcext:value-type="float">
            <text:p>-0.249554000474669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float" office:value="-1.95943487863577E-015" calcext:value-type="float">
            <text:p>-1.96E-15</text:p>
          </table:table-cell>
          <table:table-cell table:number-columns-repeated="2"/>
          <table:table-cell table:style-name="ce1"/>
        </table:table-row>
        <table:table-row table:style-name="ro1">
          <table:table-cell/>
          <table:table-cell office:value-type="float" office:value="0.249554000474667" calcext:value-type="float">
            <text:p>0.249554000474667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488569811094393" calcext:value-type="float">
            <text:p>0.488569811094393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707015366971489" calcext:value-type="float">
            <text:p>0.707015366971489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895846476340095" calcext:value-type="float">
            <text:p>0.89584647634009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04744098922859" calcext:value-type="float">
            <text:p>1.0474409892285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15596447571436" calcext:value-type="float">
            <text:p>1.1559644757143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21764980176228" calcext:value-type="float">
            <text:p>1.2176498017622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23097713789354" calcext:value-type="float">
            <text:p>1.2309771378935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19674573172321" calcext:value-type="float">
            <text:p>1.19674573172321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float" office:value="1.1180339887499" calcext:value-type="float">
            <text:p>1.12E+0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00004978556894" calcext:value-type="float">
            <text:p>1.00004978556894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849878226786396" calcext:value-type="float">
            <text:p>0.849878226786396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676138996674009" calcext:value-type="float">
            <text:p>0.676138996674009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488569811094381" calcext:value-type="float">
            <text:p>0.48856981109438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29755603469932" calcext:value-type="float">
            <text:p>0.29755603469932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13629121417045" calcext:value-type="float">
            <text:p>0.113629121417045</text:p>
          </table:table-cell>
          <table:table-cell table:number-columns-repeated="3"/>
        </table:table-row>
        <table:table-row table:style-name="ro1">
          <table:table-cell/>
          <table:table-cell office:value-type="float" office:value="-0.0530419621017605" calcext:value-type="float">
            <text:p>-0.053041962101761</text:p>
          </table:table-cell>
          <table:table-cell table:number-columns-repeated="3"/>
        </table:table-row>
        <table:table-row table:style-name="ro1">
          <table:table-cell/>
          <table:table-cell office:value-type="float" office:value="-0.193141832442415" calcext:value-type="float">
            <text:p>-0.193141832442415</text:p>
          </table:table-cell>
          <table:table-cell table:number-columns-repeated="3"/>
        </table:table-row>
        <table:table-row table:style-name="ro1">
          <table:table-cell/>
          <table:table-cell office:value-type="float" office:value="-0.298658649151811" calcext:value-type="float">
            <text:p>-0.298658649151811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float" office:value="-0.363271264002677" calcext:value-type="float">
            <text:p>-3.63E-01</text:p>
          </table:table-cell>
          <table:table-cell table:number-columns-repeated="3"/>
        </table:table-row>
        <table:table-row table:style-name="ro1">
          <table:table-cell/>
          <table:table-cell office:value-type="float" office:value="-0.382654910950102" calcext:value-type="float">
            <text:p>-0.382654910950102</text:p>
          </table:table-cell>
          <table:table-cell table:number-columns-repeated="3"/>
        </table:table-row>
        <table:table-row table:style-name="ro1">
          <table:table-cell/>
          <table:table-cell office:value-type="float" office:value="-0.354690711565787" calcext:value-type="float">
            <text:p>-0.354690711565787</text:p>
          </table:table-cell>
          <table:table-cell table:number-columns-repeated="3"/>
        </table:table-row>
        <table:table-row table:style-name="ro1">
          <table:table-cell/>
          <table:table-cell office:value-type="float" office:value="-0.279568903630576" calcext:value-type="float">
            <text:p>-0.279568903630576</text:p>
          </table:table-cell>
          <table:table-cell table:number-columns-repeated="3"/>
        </table:table-row>
        <table:table-row table:style-name="ro1">
          <table:table-cell/>
          <table:table-cell office:value-type="float" office:value="-0.159780819573328" calcext:value-type="float">
            <text:p>-0.159780819573328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float" office:value="-4.10782519111308E-015" calcext:value-type="float">
            <text:p>-4.11E-15</text:p>
          </table:table-cell>
          <table:table-cell table:number-columns-repeated="2"/>
          <table:table-cell table:style-name="ce1"/>
        </table:table-row>
        <table:table-row table:style-name="ro1">
          <table:table-cell/>
          <table:table-cell office:value-type="float" office:value="0.193141832442413" calcext:value-type="float">
            <text:p>0.1931418324424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41137314938517" calcext:value-type="float">
            <text:p>0.41137314938517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645180009211484" calcext:value-type="float">
            <text:p>0.645180009211484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884263325694208" calcext:value-type="float">
            <text:p>0.884263325694208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float" office:value="1.11803398874989" calcext:value-type="float">
            <text:p>1.12E+0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33612199002493" calcext:value-type="float">
            <text:p>1.3361219900249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52887503143071" calcext:value-type="float">
            <text:p>1.5288750314307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6878226012785" calcext:value-type="float">
            <text:p>1.687822601278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80608316593211" calcext:value-type="float">
            <text:p>1.8060831659321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87869486478351" calcext:value-type="float">
            <text:p>1.8786948647835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90285378089429" calcext:value-type="float">
            <text:p>1.9028537808942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87804831136092" calcext:value-type="float">
            <text:p>1.8780483113609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80608316593212" calcext:value-type="float">
            <text:p>1.8060831659321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69099183858469" calcext:value-type="float">
            <text:p>1.69099183858469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float" office:value="1.53884176858763" calcext:value-type="float">
            <text:p>1.54E+0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35744157631173" calcext:value-type="float">
            <text:p>1.3574415763117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15596447571436" calcext:value-type="float">
            <text:p>1.15596447571436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944506002860623" calcext:value-type="float">
            <text:p>0.944506002860623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733597363563834" calcext:value-type="float">
            <text:p>0.733597363563834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5336978408556" calcext:value-type="float">
            <text:p>0.5336978408556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354690711565787" calcext:value-type="float">
            <text:p>0.354690711565787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205406952227387" calcext:value-type="float">
            <text:p>0.205406952227387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931996759622541" calcext:value-type="float">
            <text:p>0.093199675962254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235897984269844" calcext:value-type="float">
            <text:p>0.023589798426984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float" office:value="0" calcext:value-type="float">
            <text:p>0.00E+00</text:p>
          </table:table-cell>
          <table:table-cell table:number-columns-repeated="2"/>
          <table:table-cell table:style-name="ce1"/>
        </table:table-row>
        <table:table-row table:style-name="ro1">
          <table:table-cell/>
          <table:table-cell office:value-type="float" office:value="0.0235897984269842" calcext:value-type="float">
            <text:p>0.023589798426984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931996759622506" calcext:value-type="float">
            <text:p>0.09319967596225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20540695222739" calcext:value-type="float">
            <text:p>0.20540695222739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354690711565792" calcext:value-type="float">
            <text:p>0.354690711565792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533697840855587" calcext:value-type="float">
            <text:p>0.533697840855587</text:p>
          </table:table-cell>
          <table:table-cell table:number-columns-repeated="3"/>
        </table:table-row>
        <table:table-row table:style-name="ro1" table:number-rows-repeated="4">
          <table:table-cell table:number-columns-repeated="5"/>
        </table:table-row>
        <table:table-row table:style-name="ro1">
          <table:table-cell/>
          <table:table-cell table:style-name="ce1"/>
          <table:table-cell table:number-columns-repeated="3"/>
        </table:table-row>
        <table:table-row table:style-name="ro1" table:number-rows-repeated="9">
          <table:table-cell table:number-columns-repeated="5"/>
        </table:table-row>
        <table:table-row table:style-name="ro1">
          <table:table-cell/>
          <table:table-cell table:style-name="ce1"/>
          <table:table-cell table:number-columns-repeated="3"/>
        </table:table-row>
        <table:table-row table:style-name="ro1" table:number-rows-repeated="4">
          <table:table-cell table:number-columns-repeated="5"/>
        </table:table-row>
        <table:table-row table:style-name="ro1">
          <table:table-cell/>
          <table:table-cell table:style-name="ce1"/>
          <table:table-cell table:number-columns-repeated="2"/>
          <table:table-cell table:style-name="ce1"/>
        </table:table-row>
        <table:table-row table:style-name="ro1" table:number-rows-repeated="4">
          <table:table-cell table:number-columns-repeated="5"/>
        </table:table-row>
        <table:table-row table:style-name="ro1">
          <table:table-cell/>
          <table:table-cell table:style-name="ce1"/>
          <table:table-cell table:number-columns-repeated="3"/>
        </table:table-row>
        <table:table-row table:style-name="ro1" table:number-rows-repeated="9">
          <table:table-cell table:number-columns-repeated="5"/>
        </table:table-row>
        <table:table-row table:style-name="ro1">
          <table:table-cell/>
          <table:table-cell table:style-name="ce1"/>
          <table:table-cell table:number-columns-repeated="3"/>
        </table:table-row>
        <table:table-row table:style-name="ro1" table:number-rows-repeated="9">
          <table:table-cell table:number-columns-repeated="5"/>
        </table:table-row>
        <table:table-row table:style-name="ro1">
          <table:table-cell/>
          <table:table-cell table:style-name="ce1"/>
          <table:table-cell table:number-columns-repeated="2"/>
          <table:table-cell table:style-name="ce1"/>
        </table:table-row>
        <table:table-row table:style-name="ro1" table:number-rows-repeated="9">
          <table:table-cell table:number-columns-repeated="5"/>
        </table:table-row>
        <table:table-row table:style-name="ro1">
          <table:table-cell/>
          <table:table-cell table:style-name="ce1"/>
          <table:table-cell table:number-columns-repeated="3"/>
        </table:table-row>
        <table:table-row table:style-name="ro1" table:number-rows-repeated="9">
          <table:table-cell table:number-columns-repeated="5"/>
        </table:table-row>
        <table:table-row table:style-name="ro1">
          <table:table-cell/>
          <table:table-cell table:style-name="ce1"/>
          <table:table-cell table:number-columns-repeated="3"/>
        </table:table-row>
        <table:table-row table:style-name="ro1" table:number-rows-repeated="4">
          <table:table-cell table:number-columns-repeated="5"/>
        </table:table-row>
        <table:table-row table:style-name="ro1">
          <table:table-cell/>
          <table:table-cell table:style-name="ce1"/>
          <table:table-cell table:number-columns-repeated="2"/>
          <table:table-cell table:style-name="ce1"/>
        </table:table-row>
        <table:table-row table:style-name="ro1" table:number-rows-repeated="4">
          <table:table-cell table:number-columns-repeated="5"/>
        </table:table-row>
        <table:table-row table:style-name="ro1">
          <table:table-cell/>
          <table:table-cell table:style-name="ce1"/>
          <table:table-cell table:number-columns-repeated="3"/>
        </table:table-row>
        <table:table-row table:style-name="ro1" table:number-rows-repeated="9">
          <table:table-cell table:number-columns-repeated="5"/>
        </table:table-row>
        <table:table-row table:style-name="ro1">
          <table:table-cell/>
          <table:table-cell table:style-name="ce1"/>
          <table:table-cell table:number-columns-repeated="3"/>
        </table:table-row>
        <table:table-row table:style-name="ro1" table:number-rows-repeated="9">
          <table:table-cell table:number-columns-repeated="5"/>
        </table:table-row>
        <table:table-row table:style-name="ro1">
          <table:table-cell/>
          <table:table-cell table:style-name="ce1"/>
          <table:table-cell table:number-columns-repeated="2"/>
          <table:table-cell table:style-name="ce1"/>
        </table:table-row>
        <table:table-row table:style-name="ro1" table:number-rows-repeated="9">
          <table:table-cell table:number-columns-repeated="5"/>
        </table:table-row>
        <table:table-row table:style-name="ro1">
          <table:table-cell/>
          <table:table-cell table:style-name="ce1"/>
          <table:table-cell table:number-columns-repeated="3"/>
        </table:table-row>
        <table:table-row table:style-name="ro1" table:number-rows-repeated="9">
          <table:table-cell table:number-columns-repeated="5"/>
        </table:table-row>
        <table:table-row table:style-name="ro1">
          <table:table-cell/>
          <table:table-cell table:style-name="ce1"/>
          <table:table-cell table:number-columns-repeated="3"/>
        </table:table-row>
        <table:table-row table:style-name="ro1" table:number-rows-repeated="4">
          <table:table-cell table:number-columns-repeated="5"/>
        </table:table-row>
        <table:table-row table:style-name="ro1">
          <table:table-cell/>
          <table:table-cell table:style-name="ce1"/>
          <table:table-cell table:number-columns-repeated="2"/>
          <table:table-cell table:style-name="ce1"/>
        </table:table-row>
        <table:table-row table:style-name="ro1" table:number-rows-repeated="4">
          <table:table-cell table:number-columns-repeated="5"/>
        </table:table-row>
        <table:table-row table:style-name="ro1">
          <table:table-cell/>
          <table:table-cell table:style-name="ce1"/>
          <table:table-cell table:number-columns-repeated="3"/>
        </table:table-row>
        <table:table-row table:style-name="ro1" table:number-rows-repeated="9">
          <table:table-cell table:number-columns-repeated="5"/>
        </table:table-row>
        <table:table-row table:style-name="ro1">
          <table:table-cell/>
          <table:table-cell table:style-name="ce1"/>
          <table:table-cell table:number-columns-repeated="3"/>
        </table:table-row>
        <table:table-row table:style-name="ro1" table:number-rows-repeated="9">
          <table:table-cell table:number-columns-repeated="5"/>
        </table:table-row>
        <table:table-row table:style-name="ro1">
          <table:table-cell/>
          <table:table-cell table:style-name="ce1"/>
          <table:table-cell table:number-columns-repeated="2"/>
          <table:table-cell table:style-name="ce1"/>
        </table:table-row>
        <table:table-row table:style-name="ro1" table:number-rows-repeated="9">
          <table:table-cell table:number-columns-repeated="5"/>
        </table:table-row>
        <table:table-row table:style-name="ro1">
          <table:table-cell/>
          <table:table-cell table:style-name="ce1"/>
          <table:table-cell table:number-columns-repeated="3"/>
        </table:table-row>
        <table:table-row table:style-name="ro1" table:number-rows-repeated="9">
          <table:table-cell table:number-columns-repeated="5"/>
        </table:table-row>
        <table:table-row table:style-name="ro1">
          <table:table-cell/>
          <table:table-cell table:style-name="ce1"/>
          <table:table-cell table:number-columns-repeated="3"/>
        </table:table-row>
        <table:table-row table:style-name="ro1" table:number-rows-repeated="4">
          <table:table-cell table:number-columns-repeated="5"/>
        </table:table-row>
        <table:table-row table:style-name="ro1">
          <table:table-cell/>
          <table:table-cell table:style-name="ce1"/>
          <table:table-cell table:number-columns-repeated="2"/>
          <table:table-cell table:style-name="ce1"/>
        </table:table-row>
        <table:table-row table:style-name="ro1" table:number-rows-repeated="4">
          <table:table-cell table:number-columns-repeated="5"/>
        </table:table-row>
        <table:table-row table:style-name="ro1">
          <table:table-cell/>
          <table:table-cell table:style-name="ce1"/>
          <table:table-cell table:number-columns-repeated="3"/>
        </table:table-row>
        <table:table-row table:style-name="ro1" table:number-rows-repeated="9">
          <table:table-cell table:number-columns-repeated="5"/>
        </table:table-row>
        <table:table-row table:style-name="ro1">
          <table:table-cell/>
          <table:table-cell table:style-name="ce1"/>
          <table:table-cell table:number-columns-repeated="3"/>
        </table:table-row>
        <table:table-row table:style-name="ro1" table:number-rows-repeated="9">
          <table:table-cell table:number-columns-repeated="5"/>
        </table:table-row>
        <table:table-row table:style-name="ro1">
          <table:table-cell/>
          <table:table-cell table:style-name="ce1"/>
          <table:table-cell table:number-columns-repeated="2"/>
          <table:table-cell table:style-name="ce1"/>
        </table:table-row>
        <table:table-row table:style-name="ro1" table:number-rows-repeated="9">
          <table:table-cell table:number-columns-repeated="5"/>
        </table:table-row>
        <table:table-row table:style-name="ro1">
          <table:table-cell/>
          <table:table-cell table:style-name="ce1"/>
          <table:table-cell table:number-columns-repeated="3"/>
        </table:table-row>
        <table:table-row table:style-name="ro1" table:number-rows-repeated="9">
          <table:table-cell table:number-columns-repeated="5"/>
        </table:table-row>
        <table:table-row table:style-name="ro1">
          <table:table-cell/>
          <table:table-cell table:style-name="ce1"/>
          <table:table-cell table:number-columns-repeated="3"/>
        </table:table-row>
        <table:table-row table:style-name="ro1" table:number-rows-repeated="4">
          <table:table-cell table:number-columns-repeated="5"/>
        </table:table-row>
        <table:table-row table:style-name="ro1">
          <table:table-cell/>
          <table:table-cell table:style-name="ce1"/>
          <table:table-cell table:number-columns-repeated="2"/>
          <table:table-cell table:style-name="ce1"/>
        </table:table-row>
        <table:table-row table:style-name="ro1" table:number-rows-repeated="4">
          <table:table-cell table:number-columns-repeated="5"/>
        </table:table-row>
        <table:table-row table:style-name="ro1">
          <table:table-cell/>
          <table:table-cell table:style-name="ce1"/>
          <table:table-cell table:number-columns-repeated="3"/>
        </table:table-row>
        <table:table-row table:style-name="ro1" table:number-rows-repeated="9">
          <table:table-cell table:number-columns-repeated="5"/>
        </table:table-row>
        <table:table-row table:style-name="ro1">
          <table:table-cell/>
          <table:table-cell table:style-name="ce1"/>
          <table:table-cell table:number-columns-repeated="3"/>
        </table:table-row>
        <table:table-row table:style-name="ro1" table:number-rows-repeated="9">
          <table:table-cell table:number-columns-repeated="5"/>
        </table:table-row>
        <table:table-row table:style-name="ro1">
          <table:table-cell/>
          <table:table-cell table:style-name="ce1"/>
          <table:table-cell table:number-columns-repeated="2"/>
          <table:table-cell table:style-name="ce1"/>
        </table:table-row>
        <table:table-row table:style-name="ro1" table:number-rows-repeated="9">
          <table:table-cell table:number-columns-repeated="5"/>
        </table:table-row>
        <table:table-row table:style-name="ro1">
          <table:table-cell/>
          <table:table-cell table:style-name="ce1"/>
          <table:table-cell table:number-columns-repeated="3"/>
        </table:table-row>
        <table:table-row table:style-name="ro1" table:number-rows-repeated="14">
          <table:table-cell table:number-columns-repeated="5"/>
        </table:table-row>
        <table:table-row table:style-name="ro1">
          <table:table-cell table:number-columns-repeated="4"/>
          <table:table-cell table:style-name="ce1"/>
        </table:table-row>
        <table:table-row table:style-name="ro1" table:number-rows-repeated="24">
          <table:table-cell table:number-columns-repeated="5"/>
        </table:table-row>
        <table:table-row table:style-name="ro1">
          <table:table-cell table:number-columns-repeated="4"/>
          <table:table-cell table:style-name="ce1"/>
        </table:table-row>
        <table:table-row table:style-name="ro1" table:number-rows-repeated="24">
          <table:table-cell table:number-columns-repeated="5"/>
        </table:table-row>
        <table:table-row table:style-name="ro1">
          <table:table-cell table:number-columns-repeated="4"/>
          <table:table-cell table:style-name="ce1"/>
        </table:table-row>
        <table:table-row table:style-name="ro1" table:number-rows-repeated="24">
          <table:table-cell table:number-columns-repeated="5"/>
        </table:table-row>
        <table:table-row table:style-name="ro1">
          <table:table-cell table:number-columns-repeated="4"/>
          <table:table-cell table:style-name="ce1"/>
        </table:table-row>
        <table:table-row table:style-name="ro1" table:number-rows-repeated="24">
          <table:table-cell table:number-columns-repeated="5"/>
        </table:table-row>
        <table:table-row table:style-name="ro1">
          <table:table-cell table:number-columns-repeated="4"/>
          <table:table-cell table:style-name="ce1"/>
        </table:table-row>
        <table:table-row table:style-name="ro1" table:number-rows-repeated="24">
          <table:table-cell table:number-columns-repeated="5"/>
        </table:table-row>
        <table:table-row table:style-name="ro1">
          <table:table-cell table:number-columns-repeated="4"/>
          <table:table-cell table:style-name="ce1"/>
        </table:table-row>
        <table:table-row table:style-name="ro1" table:number-rows-repeated="24">
          <table:table-cell table:number-columns-repeated="5"/>
        </table:table-row>
        <table:table-row table:style-name="ro1">
          <table:table-cell table:number-columns-repeated="4"/>
          <table:table-cell table:style-name="ce1"/>
        </table:table-row>
        <table:table-row table:style-name="ro1" table:number-rows-repeated="24">
          <table:table-cell table:number-columns-repeated="5"/>
        </table:table-row>
        <table:table-row table:style-name="ro1">
          <table:table-cell table:number-columns-repeated="4"/>
          <table:table-cell table:style-name="ce1"/>
        </table:table-row>
        <table:table-row table:style-name="ro1" table:number-rows-repeated="24">
          <table:table-cell table:number-columns-repeated="5"/>
        </table:table-row>
        <table:table-row table:style-name="ro1">
          <table:table-cell table:number-columns-repeated="4"/>
          <table:table-cell table:style-name="ce1"/>
        </table:table-row>
        <table:table-row table:style-name="ro1" table:number-rows-repeated="24">
          <table:table-cell table:number-columns-repeated="5"/>
        </table:table-row>
        <table:table-row table:style-name="ro1">
          <table:table-cell table:number-columns-repeated="4"/>
          <table:table-cell table:style-name="ce1"/>
        </table:table-row>
        <table:table-row table:style-name="ro1" table:number-rows-repeated="24">
          <table:table-cell table:number-columns-repeated="5"/>
        </table:table-row>
        <table:table-row table:style-name="ro1">
          <table:table-cell table:number-columns-repeated="4"/>
          <table:table-cell table:style-name="ce1"/>
        </table:table-row>
        <table:table-row table:style-name="ro1" table:number-rows-repeated="24">
          <table:table-cell table:number-columns-repeated="5"/>
        </table:table-row>
        <table:table-row table:style-name="ro1">
          <table:table-cell table:number-columns-repeated="4"/>
          <table:table-cell table:style-name="ce1"/>
        </table:table-row>
        <table:table-row table:style-name="ro1" table:number-rows-repeated="24">
          <table:table-cell table:number-columns-repeated="5"/>
        </table:table-row>
        <table:table-row table:style-name="ro1">
          <table:table-cell table:number-columns-repeated="4"/>
          <table:table-cell table:style-name="ce1"/>
        </table:table-row>
        <table:table-row table:style-name="ro1" table:number-rows-repeated="24">
          <table:table-cell table:number-columns-repeated="5"/>
        </table:table-row>
        <table:table-row table:style-name="ro1">
          <table:table-cell table:number-columns-repeated="4"/>
          <table:table-cell table:style-name="ce1"/>
        </table:table-row>
        <table:table-row table:style-name="ro1" table:number-rows-repeated="24">
          <table:table-cell table:number-columns-repeated="5"/>
        </table:table-row>
        <table:table-row table:style-name="ro1">
          <table:table-cell table:number-columns-repeated="4"/>
          <table:table-cell table:style-name="ce1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3">00/00/0000</text:date>, <text:time style:data-style-name="N2" text:time-value="13:51:36.61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4-12T20:34:16.825000000</meta:creation-date>
    <dc:date>2021-04-13T14:28:53.186000000</dc:date>
    <meta:editing-duration>PT9M43S</meta:editing-duration>
    <meta:editing-cycles>2</meta:editing-cycles>
    <meta:generator>LibreOffice/7.0.4.2$Windows_X86_64 LibreOffice_project/dcf040e67528d9187c66b2379df5ea4407429775</meta:generator>
    <meta:document-statistic meta:table-count="1" meta:cell-count="356" meta:object-count="2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4.802cm" svg:height="9cm" xlink:href=".." xlink:type="simple" chart:class="chart:bar" chart:style-name="ch1">
        <chart:legend chart:legend-position="end" svg:x="32.539cm" svg:y="4.201cm" style:legend-expansion="high" chart:style-name="ch2"/>
        <chart:plot-area chart:style-name="ch3" table:cell-range-address="Sheet1.B1:Sheet1.B128" svg:x="0.696cm" svg:y="0.18cm" svg:width="31.147cm" svg:height="8.64cm">
          <chart:coordinate-region svg:x="1.529cm" svg:y="0.379cm" svg:width="30.314cm" svg:height="8.24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1:Sheet1.B128" chart:class="chart:bar">
            <chart:data-point chart:repeated="12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B1:Sheet1.B1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49554000474671">
                <text:p>0.24955400047467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88569811094386">
                <text:p>0.4885698110943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707015366971491">
                <text:p>0.70701536697149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95846476340093">
                <text:p>0.89584647634009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0474409892286">
                <text:p>1.047440989228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15596447571436">
                <text:p>1.1559644757143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21764980176227">
                <text:p>1.2176498017622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23097713789354">
                <text:p>1.2309771378935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19674573172321">
                <text:p>1.1967457317232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1180339887499">
                <text:p>1.118033988749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00004978556894">
                <text:p>1.0000497855689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849878226786393">
                <text:p>0.84987822678639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67613899667401">
                <text:p>0.6761389966740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88569811094386">
                <text:p>0.48856981109438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97556034699316">
                <text:p>0.29755603469931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13629121417038">
                <text:p>0.11362912141703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0530419621017593">
                <text:p>-0.053041962101759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193141832442415">
                <text:p>-0.19314183244241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298658649151813">
                <text:p>-0.29865864915181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.36327126400268">
                <text:p>-0.3632712640026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.382654910950103">
                <text:p>-0.38265491095010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0.354690711565788">
                <text:p>-0.35469071156578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.279568903630573">
                <text:p>-0.27956890363057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0.159780819573326">
                <text:p>-0.15978081957332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1.11022302462516E-016">
                <text:p>-1.11022302462516E-01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193141832442414">
                <text:p>0.19314183244241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411373149385167">
                <text:p>0.41137314938516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645180009211485">
                <text:p>0.64518000921148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884263325694206">
                <text:p>0.88426332569420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11803398874989">
                <text:p>1.1180339887498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33612199002493">
                <text:p>1.3361219900249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5288750314307">
                <text:p>1.528875031430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68782260127851">
                <text:p>1.6878226012785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80608316593212">
                <text:p>1.8060831659321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87869486478351">
                <text:p>1.8786948647835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90285378089429">
                <text:p>1.9028537808942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87804831136092">
                <text:p>1.8780483113609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80608316593212">
                <text:p>1.8060831659321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69099183858468">
                <text:p>1.6909918385846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53884176858763">
                <text:p>1.5388417685876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35744157631172">
                <text:p>1.3574415763117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15596447571436">
                <text:p>1.1559644757143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94450600286062">
                <text:p>0.9445060028606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733597363563834">
                <text:p>0.73359736356383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533697840855592">
                <text:p>0.53369784085559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354690711565787">
                <text:p>0.35469071156578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20540695222739">
                <text:p>0.2054069522273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931996759622519">
                <text:p>0.093199675962251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235897984269841">
                <text:p>0.023589798426984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235897984269843">
                <text:p>0.023589798426984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931996759622515">
                <text:p>0.093199675962251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205406952227389">
                <text:p>0.20540695222738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354690711565787">
                <text:p>0.35469071156578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33697840855588">
                <text:p>0.53369784085558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733597363563833">
                <text:p>0.73359736356383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944506002860619">
                <text:p>0.94450600286061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15596447571436">
                <text:p>1.1559644757143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35744157631172">
                <text:p>1.3574415763117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53884176858763">
                <text:p>1.5388417685876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69099183858469">
                <text:p>1.6909918385846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80608316593211">
                <text:p>1.8060831659321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87804831136092">
                <text:p>1.8780483113609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90285378089429">
                <text:p>1.9028537808942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87869486478351">
                <text:p>1.8786948647835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80608316593212">
                <text:p>1.8060831659321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68782260127851">
                <text:p>1.6878226012785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5288750314307">
                <text:p>1.528875031430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33612199002493">
                <text:p>1.3361219900249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1180339887499">
                <text:p>1.118033988749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884263325694205">
                <text:p>0.88426332569420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645180009211486">
                <text:p>0.64518000921148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411373149385169">
                <text:p>0.41137314938516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193141832442415">
                <text:p>0.19314183244241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.33146835171283E-015">
                <text:p>2.33146835171283E-01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0.159780819573325">
                <text:p>-0.15978081957332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0.279568903630573">
                <text:p>-0.27956890363057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0.354690711565789">
                <text:p>-0.35469071156578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0.382654910950104">
                <text:p>-0.38265491095010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0.36327126400268">
                <text:p>-0.3632712640026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0.298658649151815">
                <text:p>-0.29865864915181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0.193141832442415">
                <text:p>-0.19314183244241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0.0530419621017588">
                <text:p>-0.053041962101758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113629121417035">
                <text:p>0.11362912141703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297556034699314">
                <text:p>0.29755603469931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488569811094385">
                <text:p>0.48856981109438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676138996674009">
                <text:p>0.67613899667400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849878226786393">
                <text:p>0.84987822678639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00004978556894">
                <text:p>1.0000497855689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11803398874989">
                <text:p>1.1180339887498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19674573172321">
                <text:p>1.1967457317232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23097713789354">
                <text:p>1.2309771378935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21764980176227">
                <text:p>1.2176498017622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15596447571436">
                <text:p>1.1559644757143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0474409892286">
                <text:p>1.047440989228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895846476340092">
                <text:p>0.89584647634009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707015366971492">
                <text:p>0.70701536697149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488569811094384">
                <text:p>0.48856981109438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249554000474672">
                <text:p>0.24955400047467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9.79717439317883E-016">
                <text:p>9.79717439317883E-01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0.249554000474675">
                <text:p>-0.24955400047467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0.488569811094387">
                <text:p>-0.48856981109438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0.707015366971492">
                <text:p>-0.70701536697149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0.895846476340092">
                <text:p>-0.89584647634009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1.0474409892286">
                <text:p>-1.047440989228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1.15596447571436">
                <text:p>-1.1559644757143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1.21764980176227">
                <text:p>-1.2176498017622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1.23097713789354">
                <text:p>-1.2309771378935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1.19674573172321">
                <text:p>-1.1967457317232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1.1180339887499">
                <text:p>-1.118033988749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1.00004978556894">
                <text:p>-1.0000497855689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0.849878226786395">
                <text:p>-0.84987822678639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0.676138996674011">
                <text:p>-0.67613899667401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0.488569811094387">
                <text:p>-0.48856981109438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0.297556034699319">
                <text:p>-0.29755603469931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0.113629121417034">
                <text:p>-0.11362912141703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530419621017568">
                <text:p>0.053041962101756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193141832442416">
                <text:p>0.19314183244241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29865864915181">
                <text:p>0.2986586491518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36327126400268">
                <text:p>0.3632712640026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382654910950103">
                <text:p>0.38265491095010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354690711565788">
                <text:p>0.35469071156578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279568903630573">
                <text:p>0.27956890363057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159780819573328">
                <text:p>0.15978081957332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.22124532708767E-015">
                <text:p>1.22124532708767E-01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0.193141832442414">
                <text:p>-0.19314183244241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0.411373149385171">
                <text:p>-0.41137314938517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4.2$Windows_X86_64 LibreOffice_project/dcf040e67528d9187c66b2379df5ea4407429775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4.232cm" svg:height="8.994cm" xlink:href=".." xlink:type="simple" chart:class="chart:bar" chart:style-name="ch1">
        <chart:legend chart:legend-position="end" svg:x="31.969cm" svg:y="4.198cm" style:legend-expansion="high" chart:style-name="ch2"/>
        <chart:plot-area chart:style-name="ch3" table:cell-range-address="Sheet1.D1:Sheet1.D100" svg:x="0.684cm" svg:y="0.179cm" svg:width="30.601cm" svg:height="8.636cm">
          <chart:coordinate-region svg:x="1.596cm" svg:y="0.378cm" svg:width="29.689cm" svg:height="7.64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D1:Sheet1.D100" chart:class="chart:bar">
            <chart:data-point chart:repeated="1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D1:Sheet1.D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91239205990877">
                <text:p>0.09123920599087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509757177193892">
                <text:p>0.05097571771938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964124434504278">
                <text:p>0.096412443450427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793192460361185">
                <text:p>0.079319246036118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254408126475963">
                <text:p>0.025440812647596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138787420061139">
                <text:p>0.013878742006113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905500989314733">
                <text:p>0.009055009893147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86504456671896">
                <text:p>0.008650445667189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419323587307992">
                <text:p>0.0041932358730799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676196424692258">
                <text:p>0.0067619642469225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199354853805037">
                <text:p>0.0019935485380503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545453806299175">
                <text:p>0.005454538062991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161811390235667">
                <text:p>0.0016181139023566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430316135693523">
                <text:p>0.0043031613569352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211482183334553">
                <text:p>0.0021148218333455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324861834136666">
                <text:p>0.0032486183413666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253343952643068">
                <text:p>0.0025334395264306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232892231207389">
                <text:p>0.0023289223120738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271001263375644">
                <text:p>0.0027100126337564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164196618637402">
                <text:p>0.0016419661863740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265946405913072">
                <text:p>0.0026594640591307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133374059386268">
                <text:p>0.0013337405938626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242970002312106">
                <text:p>0.0024297000231210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140847973783114">
                <text:p>0.0014084797378311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208086826903272">
                <text:p>0.0020808682690327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162718925375904">
                <text:p>0.0016271892537590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168504263412679">
                <text:p>0.0016850426341267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180231163538093">
                <text:p>0.0018023116353809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133360336617655">
                <text:p>0.0013336033661765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186459529601125">
                <text:p>0.0018645952960112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113653608728633">
                <text:p>0.0011365360872863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0180343211578342">
                <text:p>0.0018034321157834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115099327310727">
                <text:p>0.0011509932731072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0163789479905237">
                <text:p>0.0016378947990523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0129677471450519">
                <text:p>0.0012967747145051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140860147581341">
                <text:p>0.0014086014758134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0145260805568452">
                <text:p>0.0014526080556845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0117875915310825">
                <text:p>0.0011787591531082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0154580666984278">
                <text:p>0.0015458066698427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010329550948308">
                <text:p>0.001032955094830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0154791115048476">
                <text:p>0.0015479111504847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0103556214329363">
                <text:p>0.0010355621432936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014591693731181">
                <text:p>0.001459169373118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0115861110286399">
                <text:p>0.0011586111028639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0130266432409926">
                <text:p>0.0013026643240992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013144906160004">
                <text:p>0.001314490616000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0112564605289118">
                <text:p>0.0011256460528911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014327793721622">
                <text:p>0.001432779372162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0100131264501128">
                <text:p>0.0010013126450112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014760130685611">
                <text:p>0.001476013068561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0100131264501145">
                <text:p>0.0010013126450114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0143277937216151">
                <text:p>0.0014327793721615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011256460528911">
                <text:p>0.001125646052891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0131449061599993">
                <text:p>0.0013144906159999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0130266432409737">
                <text:p>0.0013026643240973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0115861110286352">
                <text:p>0.0011586111028635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0145916937312008">
                <text:p>0.0014591693731200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0103556214329654">
                <text:p>0.0010355621432965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0154791115048483">
                <text:p>0.0015479111504848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0103295509483115">
                <text:p>0.0010329550948311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0154580666984278">
                <text:p>0.0015458066698427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0117875915310698">
                <text:p>0.0011787591531069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0145260805568193">
                <text:p>0.0014526080556819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0140860147581472">
                <text:p>0.0014086014758147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0129677471450435">
                <text:p>0.0012967747145043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0163789479905275">
                <text:p>0.0016378947990527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0115099327310776">
                <text:p>0.0011509932731077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0180343211578494">
                <text:p>0.0018034321157849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0113653608728474">
                <text:p>0.0011365360872847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018645952960118">
                <text:p>0.001864595296011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0133360336617459">
                <text:p>0.0013336033661745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018023116353814">
                <text:p>0.001802311635381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0168504263412778">
                <text:p>0.0016850426341277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0162718925375619">
                <text:p>0.0016271892537561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0208086826903037">
                <text:p>0.0020808682690303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0140847973783252">
                <text:p>0.0014084797378325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0242970002312812">
                <text:p>0.0024297000231281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0133374059386048">
                <text:p>0.0013337405938604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0265946405913369">
                <text:p>0.0026594640591336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0164196618637647">
                <text:p>0.0016419661863764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0271001263375685">
                <text:p>0.0027100126337568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0232892231207093">
                <text:p>0.0023289223120709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0253343952643002">
                <text:p>0.0025334395264300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0324861834136128">
                <text:p>0.0032486183413612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0211482183334714">
                <text:p>0.0021148218333471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0430316135693415">
                <text:p>0.0043031613569341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0161811390236317">
                <text:p>0.0016181139023631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0545453806299129">
                <text:p>0.0054545380629912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0199354853804973">
                <text:p>0.0019935485380497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0676196424691296">
                <text:p>0.0067619642469129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041932358730825">
                <text:p>0.004193235873082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0865044566719609">
                <text:p>0.0086504456671960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0905500989314734">
                <text:p>0.0090550098931473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13878742006119">
                <text:p>0.01387874200611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254408126475961">
                <text:p>0.025440812647596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793192460361211">
                <text:p>0.079319246036121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964124434504231">
                <text:p>0.096412443450423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509757177193926">
                <text:p>0.050975717719392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912392059908776">
                <text:p>0.091239205990877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4.2$Windows_X86_64 LibreOffice_project/dcf040e67528d9187c66b2379df5ea4407429775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